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fo:language="en" fo:country="US" style:font-size-asian="20pt" style:font-size-complex="20pt"/>
    </style:style>
    <style:style style:name="P3" style:family="paragraph" style:parent-style-name="Standard">
      <style:text-properties fo:color="#00b0f0" fo:font-size="20pt" style:font-size-asian="20pt" style:font-size-complex="20pt"/>
    </style:style>
    <style:style style:name="P4" style:family="paragraph" style:parent-style-name="Standard">
      <style:text-properties fo:color="#0070c0" fo:font-size="20pt" style:font-size-asian="20pt" style:font-size-complex="20pt"/>
    </style:style>
    <style:style style:name="P5" style:family="paragraph" style:parent-style-name="Standard">
      <style:text-properties fo:color="#4c94d8" fo:font-size="20pt" style:font-size-asian="20pt" style:font-size-complex="20pt"/>
    </style:style>
    <style:style style:name="P6" style:family="paragraph" style:parent-style-name="Standard">
      <style:text-properties fo:color="#0066ff" fo:font-size="20pt" style:font-size-asian="20pt" style:font-size-complex="20pt"/>
    </style:style>
    <style:style style:name="P7" style:family="paragraph" style:parent-style-name="Standard">
      <style:text-properties fo:color="#3333ff" fo:font-size="20pt" style:font-size-asian="20pt" style:font-size-complex="20pt"/>
    </style:style>
    <style:style style:name="P8" style:family="paragraph" style:parent-style-name="Standard">
      <style:text-properties fo:color="#0000ff" fo:font-size="20pt" style:font-size-asian="20pt" style:font-size-complex="20pt"/>
    </style:style>
    <style:style style:name="P9" style:family="paragraph" style:parent-style-name="Standard" style:master-page-name="Standard">
      <style:paragraph-properties style:page-number="auto"/>
      <style:text-properties fo:font-size="20pt" style:font-size-asian="20pt" style:font-size-complex="20pt"/>
    </style:style>
    <style:style style:name="P10" style:family="paragraph" style:parent-style-name="Standard">
      <style:text-properties fo:color="#3333ff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20pt" style:language-asian="zh" style:country-asian="CN" style:font-size-complex="20pt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4c94d8" fo:font-size="20pt" style:font-size-asian="20pt" style:font-size-complex="20pt"/>
    </style:style>
    <style:style style:name="T6" style:family="text">
      <style:text-properties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.0: <text:s/>"大家好我们是大",</text:p>
      <text:p text:style-name="P1">5.0: <text:s/>"你怎么不说呀",</text:p>
      <text:p text:style-name="P1">8.0: <text:s/>"有有有我要讲 了",</text:p>
      <text:p text:style-name="P1">11.0: <text:s/>"不是",</text:p>
      <text:p text:style-name="P1">12.0: <text:s/>"是从什么地方开始",</text:p>
      <text:p text:style-name="P1">13.0: <text:s/>"一般是奔叔开始",</text:p>
      <text:p text:style-name="P1">14.0: <text:s/>"大叔中文才开始吧",</text:p>
      <text:p text:style-name="P1">16.0: <text:s/>"大叔中文大家才可以再喊 好来一起",</text:p>
      <text:p text:style-name="P1">19.0: <text:s/>"大家好我们是",</text:p>
      <text:p text:style-name="P1">21.0: <text:s/>"大叔中文",</text:p>
      <text:p text:style-name="P1">30.0: <text:s/>"今天的这个开场白有点不太怖畅",</text:p>
      <text:p text:style-name="P1">34.0: <text:s/>"什么发生了什么事",</text:p>
      <text:p text:style-name="P1">36.0: <text:s/>"是不是我们熟悉开场白的奔老师没有来",</text:p>
      <text:p text:style-name="P3">39.0: <text:s/>"奔叔没有来",</text:p>
      <text:p text:style-name="P1">40.0: <text:s/>"我不熟练",</text:p>
      <text:p text:style-name="P1">42.0: <text:s/>"对对对没关系",</text:p>
      <text:p text:style-name="P1">43.0: <text:s/>"我们今天为各位观众邀请到一位",</text:p>
      <text:p text:style-name="P1">47.0: <text:s/>"经验很丰富的一位汉语老师",</text:p>
      <text:p text:style-name="P1"><text:soft-page-break/>49.0: <text:s/>"我跟璨叔也是汉语老师",</text:p>
      <text:p text:style-name="P1">51.0: <text:s/>"所以我们也想要向这个琳老师取经",</text:p>
      <text:p text:style-name="P1">54.0: <text:s/>"然后让她也多聊聊",</text:p>
      <text:p text:style-name="P1">56.0: <text:s/>"关于汉语教学的",</text:p>
      <text:p text:style-name="P1">57.0: <text:s/>"一些需要知道的一些事情",</text:p>
      <text:p text:style-name="P1">60.0: <text:s/>"还有呢",</text:p>
      <text:p text:style-name="P1">61.0: <text:s/>"现在其实汉语圈也杰内卷的",</text:p>
      <text:p text:style-name="P3">63.0: <text:s/>"我们也可以让琳老师分享一下",</text:p>
      <text:p text:style-name="P1">65.0: <text:s/>"她看到的现况是怎么样",</text:p>
      <text:p text:style-name="P1">68.0: <text:s/>"我觉得这一集",</text:p>
      <text:p text:style-name="P1">69.0: <text:s/>"连我们汉语老师们都会获益良多啊",</text:p>
      <text:p text:style-name="P1">72.0: <text:s/>"好我们先欢迎琳老师",</text:p>
      <text:p text:style-name="P1">74.0: <text:s/>"欢迎欢迎欢迎",</text:p>
      <text:p text:style-name="P1">75.0: <text:s/>"谢谢谢谢谢谢",</text:p>
      <text:p text:style-name="P1">76.0: <text:s/>"好那么琳老师",</text:p>
      <text:p text:style-name="P1">77.0: <text:s/>"让琳老师先自我介绍",</text:p>
      <text:p text:style-name="P1">79.0: <text:s/>"简单自我介绍一下好吗",</text:p>
      <text:p text:style-name="P1">80.0: <text:s/>"可 以可以",</text:p>
      <text:p text:style-name="P1"><text:soft-page-break/>82.0: <text:s/>"那我现在呢是住在英国",</text:p>
      <text:p text:style-name="P1">84.0: <text:s/>"因为我先生是英国人",</text:p>
      <text:p text:style-name="P1">86.0: <text:s/>"但是我们是去年10月",</text:p>
      <text:p text:style-name="P3">89.0: <text:s/>"从新西兰搬到英国",</text:p>
      <text:p text:style-name="P1">91.0: <text:s/>"就比较复杂",</text:p>
      <text:p text:style-name="P1">93.0: <text:s/>"然后我是在新西兰完成了我的博士",</text:p>
      <text:p text:style-name="P1">96.0: <text:s/>"我的博士项目",</text:p>
      <text:p text:style-name="P1">97.0: <text:s/>"研究的也是海外中文的教育",</text:p>
      <text:p text:style-name="P1">100.0: <text:s/>"那我本身教中文呢",</text:p>
      <text:p text:style-name="P1">103.0: <text:s/>"有十多年了",</text:p>
      <text:p text:style-name="P1">105.0: <text:s/>"13年前开始的",</text:p>
      <text:p text:style-name="P1">107.0: <text:s/>"13年 <text:s/>味经验丰富",</text:p>
      <text:p text:style-name="P1">109.0: <text:s/>"经验丰富",</text:p>
      <text:p text:style-name="P1">109.0: <text:s/>"有 比较久",</text:p>
      <text:p text:style-name="P1">111.0: <text:s/>"就死磕这条路",</text:p>
      <text:p text:style-name="P1">113.0: <text:s/>"那这个琳老师我想要问一下啊",</text:p>
      <text:p text:style-name="P1">116.0: <text:s/>"当初你是怎么样进入汉语教学的",</text:p>
      <text:p text:style-name="P1">119.0: <text:s/>"这一块领域",</text:p>
      <text:p text:style-name="P1"><text:soft-page-break/>120.0: <text:s/>"就是怎么样让你有这样的一个兴趣",</text:p>
      <text:p text:style-name="P3">123.0: <text:s/>"想要教学生汉语",</text:p>
      <text:p text:style-name="P1">126.0: <text:s/>"当初是怎么样的一个",</text:p>
      <text:p text:style-name="P1">127.0: <text:s/>"一个启发下",</text:p>
      <text:p text:style-name="P1">128.0: <text:s/>"怎么开始的有什么机缘吗",</text:p>
      <text:p text:style-name="P1">130.0: <text:s/>"还是因为你当时专门学的这个专业",</text:p>
      <text:p text:style-name="P1">132.0: <text:s/>"还是怎么样 对",</text:p>
      <text:p text:style-name="P1">134.0: <text:s/>"对这个是有一定原因",</text:p>
      <text:p text:style-name="P1">136.0: <text:s/>"其实我的本科专业不是对外汉",</text:p>
      <text:p text:style-name="P1">140.0: <text:s/>"我本科学的是会展",</text:p>
      <text:p text:style-name="P1">143.0: <text:s/>"会展",</text:p>
      <text:p text:style-name="P1">144.0: <text:s/>"差的有点大",</text:p>
      <text:p text:style-name="P1">145.0: <text:s/>"没有听过",</text:p>
      <text:p text:style-name="P1">146.0: <text:s/>"会展是什么意思会展示",</text:p>
      <text:p text:style-name="P1">149.0: <text:s/>"展会的那种吗",</text:p>
      <text:p text:style-name="P1">150.0: <text:s/>"会场的展那种",</text:p>
      <text:p text:style-name="P1">151.0: <text:s/>"那 种东西吗",</text:p>
      <text:p text:style-name="P1">153.0: <text:s/>"差不多就是国际会议和展览",</text:p>
      <text:p text:style-name="P1"><text:soft-page-break/>158.0: <text:s/>"这个他是",</text:p>
      <text:p text:style-name="P1">159.0: <text:s/>"这两个差距很大",</text:p>
      <text:p text:style-name="P1">160.0: <text:s/>"差别很大",</text:p>
      <text:p text:style-name="P1">162.0: <text:s/>"对啊对啊",</text:p>
      <text:p text:style-name="P1">163.0: <text:s/>"所以当时的契机呢是",</text:p>
      <text:p text:style-name="P3">166.0: <text:s/>"我那会在大学我是旅游协会的成员",</text:p>
      <text:p text:style-name="P1">171.0: <text:s/>"然后那时候我组织了一个活动",</text:p>
      <text:p text:style-name="P1">174.0: <text:s/>"是中韩文化节",</text:p>
      <text:p text:style-name="P1">177.0: <text:s/>"就是中国韩国文化交流的节日",</text:p>
      <text:p text:style-name="P1">182.0: <text:s/>"然后我就策划了一些活动",</text:p>
      <text:p text:style-name="P1">185.0: <text:s/>"比如 说",</text:p>
      <text:p text:style-name="P1">186.0: <text:s/>"韩国舞蹈",</text:p>
      <text:p text:style-name="P1">188.0: <text:s/>"还有美食交流",</text:p>
      <text:p text:style-name="P1">190.0: <text:s/>"然后我发现",</text:p>
      <text:p text:style-name="P3">191.0: <text:s/>"很享受这种文化交流的过程",</text:p>
      <text:p text:style-name="P1">196.0: <text:s/>"对所以我觉得",</text:p>
      <text:p text:style-name="P1">197.0: <text:s/>"如果我的硕士读一个对外汉语",</text:p>
      <text:p text:style-name="P1">201.0: <text:s/>"那是不是我可以把中国的语言和文化",</text:p>
      <text:p text:style-name="P1"><text:soft-page-break/>205.0: <text:s/>"介绍给别的文化",</text:p>
      <text:p text:style-name="P1">207.0: <text:s/>"别 的国家的人",</text:p>
      <text:p text:style-name="P1">208.0: <text:s/>"所以就对对外汉语产生了很浓的兴趣",</text:p>
      <text:p text:style-name="P1">212.0: <text:s/>"但是那个时候",</text:p>
      <text:p text:style-name="P1">213.0: <text:s/>"对外汉语",</text:p>
      <text:p text:style-name="P1">214.0: <text:s/>"还是一个大家都不知道是什么的",</text:p>
      <text:p text:style-name="P1">217.0: <text:s/>"的一个专业新兴行业",</text:p>
      <text:p text:style-name="P3">218.0: <text:s/>"那这个我看资料上说",</text:p>
      <text:p text:style-name="P1">220.0: <text:s/>"琳老师你在这个博士的时候",</text:p>
      <text:p text:style-name="P1">223.0: <text:s/>"是读那个东亚研究对不对",</text:p>
      <text:p text:style-name="P1">224.0: <text:s/>"就是海外汉语教学",</text:p>
      <text:p text:style-name="P1">227.0: <text:s/>"而且你针对的对象是华容",</text:p>
      <text:p text:style-name="P1">229.0: <text:s/>"对不对",</text:p>
      <text:p text:style-name="P1">230.0: <text:s/>"意思就是不是针对外国的汉语学习者",</text:p>
      <text:p text:style-name="P1">234.0: <text:s/>"这个是我硕士专业",</text:p>
      <text:p text:style-name="P1">236.0: <text:s/>"我的硕士专业是对外汉语",</text:p>
      <text:p text:style-name="P1">240.0: <text:s/>"就是研究",</text:p>
      <text:p text:style-name="P1">243.0: <text:s/>"这个汉语作为第二语言的学习",</text:p>
      <text:p text:style-name="P1"><text:soft-page-break/>245.0: <text:s/>"那我研究的就是",</text:p>
      <text:p text:style-name="P1">248.0: <text:s/>"就是很大众的普通话学习者",</text:p>
      <text:p text:style-name="P1">252.0: <text:s/>"汉语学习者",</text:p>
      <text:p text:style-name="P1">253.0: <text:s/>"然后到了博士",</text:p>
      <text:p text:style-name="P1">254.0: <text:s/>"我就比较专注于研究",</text:p>
      <text:p text:style-name="P1">257.0: <text:s/>"海外的华裔学习者",</text:p>
      <text:p text:style-name="P1">259.0: <text:s/>"因为我觉得它比较有复思.",</text:p>
      <text:p text:style-name="P4">261.0: <text:s/>"这个有意思的点在哪里",</text:p>
      <text:p text:style-name="P1">263.0: <text:s/>"就是说他们区别的点在哪里",</text:p>
      <text:p text:style-name="P1">264.0: <text:s/>"我们和一般的教汉语",</text:p>
      <text:p text:style-name="P1">266.0: <text:s/>"教华裔的学生",</text:p>
      <text:p text:style-name="P1">267.0: <text:s/>"跟教不是华裔的学生有什么不同",</text:p>
      <text:p text:style-name="P1">270.0: <text:s/>"就首先大家都知道",</text:p>
      <text:p text:style-name="P1">271.0: <text:s/>"现在",</text:p>
      <text:p text:style-name="P1">273.0: <text:s/>"因为中文在国际的影响力",</text:p>
      <text:p text:style-name="P1">276.0: <text:s/>"所以越来越多华商开始也开始学中文",</text:p>
      <text:p text:style-name="P1">280.0: <text:s/>"对吧",</text:p>
      <text:p text:style-name="P1">280.0: <text:s/>"没错没错 在大学",</text:p>
      <text:p text:style-name="P1"><text:soft-page-break/>281.0: <text:s/>"你也可以看到很多",</text:p>
      <text:p text:style-name="P1">283.0: <text:s/>"这个华人",</text:p>
      <text:p text:style-name="P1">285.0: <text:s/>"脸孔 华人面孔",</text:p>
      <text:p text:style-name="P1">286.0: <text:s/>"脸孔对",</text:p>
      <text:p text:style-name="P1">287.0: <text:s/>"哎对",</text:p>
      <text:p text:style-name="P4">288.0: <text:s/>"那我觉得他们的区别在于呢",</text:p>
      <text:p text:style-name="P1">291.0: <text:s/>"其实华病学生可能有一些",</text:p>
      <text:p text:style-name="P1">294.0: <text:s/>"他已经有一点普通话的背景",</text:p>
      <text:p text:style-name="P1">298.0: <text:s/>"他已经会说一些",</text:p>
      <text:p text:style-name="P1">300.0: <text:s/>"会说一点中文",</text:p>
      <text:p text:style-name="P1">302.0: <text:s/>"但是他们比非华裔学生",</text:p>
      <text:p text:style-name="P1">307.0: <text:s/>"有优势的地方是他对文化的感知",</text:p>
      <text:p text:style-name="P1">310.0: <text:s/>"嗯对",</text:p>
      <text:p text:style-name="P1">311.0: <text:s/>"比 较深入一点对",</text:p>
      <text:p text:style-name="P1">313.0: <text:s/>"他对文化感知比较深入一点",</text:p>
      <text:p text:style-name="P1">316.0: <text:s/>"但是我之所以想要研究他们",</text:p>
      <text:p text:style-name="P1">319.0: <text:s/>"是我觉得就是现在这个汉语教育",</text:p>
      <text:p text:style-name="P1">322.0: <text:s/>"其实对这一个华裔学生",</text:p>
      <text:p text:style-name="P4"><text:soft-page-break/>325.0: <text:s/>"这个群体有很多的误解",</text:p>
      <text:p text:style-name="P1">328.0: <text:s/>"好奇好奇很好奇",</text:p>
      <text:p text:style-name="P1">331.0: <text:s/>"就是比如很多老师",</text:p>
      <text:p text:style-name="P1">333.0: <text:s/>"他们会对这个群体的学生",</text:p>
      <text:p text:style-name="P1">335.0: <text:s/>"有过高的期待",</text:p>
      <text:p text:style-name="P1">337.0: <text:s/>"就是说你的同意",</text:p>
      <text:p text:style-name="P1">338.0: <text:s/>"你应该很快学会啊",</text:p>
      <text:p text:style-name="P1">341.0: <text:s/>"这个你应该不难吧",</text:p>
      <text:p text:style-name="P1">342.0: <text:s/>"你有那个背景",</text:p>
      <text:p text:style-name="P1">344.0: <text:s/>"对",</text:p>
      <text:p text:style-name="P1">345.0: <text:s/>"你有那个背景",</text:p>
      <text:p text:style-name="P1">346.0: <text:s/>"而且有些华裔的",</text:p>
      <text:p text:style-name="P1">348.0: <text:s/>"他的发音是好的",</text:p>
      <text:p text:style-name="P1">348.0: <text:s/>"但是他不流利对",</text:p>
      <text:p text:style-name="P1">350.0: <text:s/>"这很多情况",</text:p>
      <text:p text:style-name="P1">351.0: <text:s/>"对是的",</text:p>
      <text:p text:style-name="P1">353.0: <text:s/>"就是他们的这个口语表达",</text:p>
      <text:p text:style-name="P1">355.0: <text:s/>"其实是参差不齐的",</text:p>
      <text:p text:style-name="P1"><text:soft-page-break/>357.0: <text:s/>"嗯 对 对 对",</text:p>
      <text:p text:style-name="P1">359.0: <text:s/>"水平就就非常不一样",</text:p>
      <text:p text:style-name="P1">361.0: <text:s/>"落差很大",</text:p>
      <text:p text:style-name="P1">364.0: <text:s/>"所以我觉得",</text:p>
      <text:p text:style-name="P1">365.0: <text:s/>"这个老师对学生的这种误解",</text:p>
      <text:p text:style-name="P1">367.0: <text:s/>"其实",</text:p>
      <text:p text:style-name="P4">368.0: <text:s/>"会造成他们的一种很强的心理压力",</text:p>
      <text:p text:style-name="P1">373.0: <text:s/>"对 特别是大家需要去了解",</text:p>
      <text:p text:style-name="P1">377.0: <text:s/>"很多华裔学生",</text:p>
      <text:p text:style-name="P1">378.0: <text:s/>"他从小长大的",</text:p>
      <text:p text:style-name="P1">380.0: <text:s/>"环境其实是方言环境",</text:p>
      <text:p text:style-name="P1">383.0: <text:s/>"比如说大部分华裔他是",</text:p>
      <text:p text:style-name="P1">388.0: <text:s/>"说 粤语对不对",</text:p>
      <text:p text:style-name="P1">389.0: <text:s/>"没错",</text:p>
      <text:p text:style-name="P1">390.0: <text:s/>"还有潮州话",</text:p>
      <text:p text:style-name="P1">392.0: <text:s/>"潮州话还有客家话",</text:p>
      <text:p text:style-name="P1">394.0: <text:s/>"客家话",</text:p>
      <text:p text:style-name="P1">396.0: <text:s/>"闽南语",</text:p>
      <text:p text:style-name="P1"><text:soft-page-break/>398.0: <text:s/>"所以他长大的这个环境",</text:p>
      <text:p text:style-name="P1">400.0: <text:s/>"他接触普通话的机会",</text:p>
      <text:p text:style-name="P1">402.0: <text:s/>"可能和其他非华裔的差不多",</text:p>
      <text:p text:style-name="P1">406.0: <text:s/>"嗯嗯没错",</text:p>
      <text:p text:style-name="P1">407.0: <text:s/>"那我就遇到过",</text:p>
      <text:p text:style-name="P1">409.0: <text:s/>"一个学生路我分享",</text:p>
      <text:p text:style-name="P1">412.0: <text:s/>"他说他在中文课上说垃圾这个词嘛",</text:p>
      <text:p text:style-name="P1">418.0: <text:s/>"他说的是垃圾",</text:p>
      <text:p text:style-name="P1">420.0: <text:s/>"垃圾垃圾垃圾",</text:p>
      <text:p text:style-name="P1">421.0: <text:s/>"对对对",</text:p>
      <text:p text:style-name="P1">422.0: <text:s/>"台湾说垃圾对",</text:p>
      <text:p text:style-name="P4">424.0: <text:s/>"台湾说垃圾嘛",</text:p>
      <text:p text:style-name="P1">425.0: <text:s/>"那他的家里的环境",</text:p>
      <text:p text:style-name="P1">427.0: <text:s/>"他是台湾背景的",</text:p>
      <text:p text:style-name="P1">429.0: <text:s/>"然后他上中文课",</text:p>
      <text:p text:style-name="P1">431.0: <text:s/>"然后老师就跟他说",</text:p>
      <text:p text:style-name="P1">433.0: <text:s/>"不是垃圾是垃圾",</text:p>
      <text:p text:style-name="P1">436.0: <text:s/>"就一定要改正他",</text:p>
      <text:p text:style-name="P1"><text:soft-page-break/>438.0: <text:s/>"没错",</text:p>
      <text:p text:style-name="P1">440.0: <text:s/>"对但是我觉得这个很没有必要",</text:p>
      <text:p text:style-name="P1">443.0: <text:s/>"没有必要 对",</text:p>
      <text:p text:style-name="P1">444.0: <text:s/>"这个就跟",</text:p>
      <text:p text:style-name="P1">445.0: <text:s/>"跟口音一样",</text:p>
      <text:p text:style-name="P1">446.0: <text:s/>"他是这个world variation",</text:p>
      <text:p text:style-name="P1">450.0: <text:s/>"这个词汇的不同",</text:p>
      <text:p text:style-name="P1">452.0: <text:s/>"这个其实是很有意思的",</text:p>
      <text:p text:style-name="P1">453.0: <text:s/>"没有必要去竞争",</text:p>
      <text:p text:style-name="P1">454.0: <text:s/>"没错",</text:p>
      <text:p text:style-name="P1">456.0: <text:s/>"那还有一",</text:p>
      <text:p text:style-name="P1">458.0: <text:s/>"就是另外一个学生",</text:p>
      <text:p text:style-name="P1">459.0: <text:s/>"就是我们上课的时候",</text:p>
      <text:p text:style-name="P1">461.0: <text:s/>"他的压力很大",</text:p>
      <text:p text:style-name="P1">462.0: <text:s/>"他觉得他一定要做到最好",</text:p>
      <text:p text:style-name="P1">465.0: <text:s/>"我说你为什么给自己那么多压力",</text:p>
      <text:p text:style-name="P1">467.0: <text:s/>"然后他 他就器了",</text:p>
      <text:p text:style-name="P1">469.0: <text:s/>"他 说 对",</text:p>
      <text:p text:style-name="P1"><text:soft-page-break/>471.0: <text:s/>"他说就是因为小时候他的中文老师告诉他",</text:p>
      <text:p text:style-name="P1">476.0: <text:s/>"你应该没问题",</text:p>
      <text:p text:style-name="P1">477.0: <text:s/>"这个你应该必须做到",</text:p>
      <text:p text:style-name="P1">480.0: <text:s/>"对",</text:p>
      <text:p text:style-name="P1">481.0: <text:s/>"因为你爸爸妈妈都是中国人",</text:p>
      <text:p text:style-name="P1">483.0: <text:s/>"没错",</text:p>
      <text:p text:style-name="P1">484.0: <text:s/>"所以我就觉得",</text:p>
      <text:p text:style-name="P1">485.0: <text:s/>"他们承受很多不应该有的压力",</text:p>
      <text:p text:style-name="P1">488.0: <text:s/>"那在这块领域中",</text:p>
      <text:p text:style-name="P1">491.0: <text:s/>"这个琳老师可不可以告诉我们",</text:p>
      <text:p text:style-name="P1">492.0: <text:s/>"你学到的方式是怎么样",</text:p>
      <text:p text:style-name="P1">494.0: <text:s/>"怎么样去破除",</text:p>
      <text:p text:style-name="P1">496.0: <text:s/>"大家对华裔学习中文的一个迷思",</text:p>
      <text:p text:style-name="P1">498.0: <text:s/>"或者你在读博士的过程中",</text:p>
      <text:p text:style-name="P1">501.0: <text:s/>"你们是用什么方法去辅导这些歌",</text:p>
      <text:p text:style-name="P1">505.0: <text:s/>"舞蹈课啊",</text:p>
      <text:p text:style-name="P1">506.0: <text:s/>"去教这些学生对",</text:p>
      <text:p text:style-name="P1">509.0: <text:s/>"我觉得想要把华裔学生教好",</text:p>
      <text:p text:style-name="P1"><text:soft-page-break/>514.0: <text:s/>"你要先了解他成长的环境",</text:p>
      <text:p text:style-name="P1">518.0: <text:s/>"和他的语言背景",</text:p>
      <text:p text:style-name="P1">520.0: <text:s/>"最重要的是你要尊重他的身份认同",</text:p>
      <text:p text:style-name="P1">524.0: <text:s/>"对对对",</text:p>
      <text:p text:style-name="P1">526.0: <text:s/>"那身份认同这个东西",</text:p>
      <text:p text:style-name="P1">527.0: <text:s/>"就是在海外很多那种周末学校",</text:p>
      <text:p text:style-name="P1">532.0: <text:s/>"你去听他们课",</text:p>
      <text:p text:style-name="P1">533.0: <text:s/>"你会听到老师说",</text:p>
      <text:p text:style-name="P1">535.0: <text:s/>"你是中国人",</text:p>
      <text:p text:style-name="P1">537.0: <text:s/>"你要学习中国文化",</text:p>
      <text:p text:style-name="P1">539.0: <text:s/>"你要知道中国历史",</text:p>
      <text:p text:style-name="P1">542.0: <text:s/>"但是其实现在很多研究",</text:p>
      <text:p text:style-name="P1">544.0: <text:s/>"他们强调的是这个学生",</text:p>
      <text:p text:style-name="P1">547.0: <text:s/>"他属不属于族语学生",</text:p>
      <text:p text:style-name="P1">550.0: <text:s/>"就是heritage language Lerner",</text:p>
      <text:p text:style-name="P1">552.0: <text:s/>"其实应该由学生自己去定义",</text:p>
      <text:p text:style-name="P1">555.0: <text:s/>"了解对",</text:p>
      <text:p text:style-name="P1">556.0: <text:s/>"对很重要 对",</text:p>
      <text:p text:style-name="P1"><text:soft-page-break/>558.0: <text:s/>"你不能很强制的给他",</text:p>
      <text:p text:style-name="P1">561.0: <text:s/>"灌输这种",</text:p>
      <text:p text:style-name="P1">563.0: <text:s/>"你需要继承文化",</text:p>
      <text:p text:style-name="P1">565.0: <text:s/>"你需要了解使命",</text:p>
      <text:p text:style-name="P1">567.0: <text:s/>"使命感对啊对啊对",</text:p>
      <text:p text:style-name="P1">570.0: <text:s/>"太沉重",</text:p>
      <text:p text:style-name="P1">571.0: <text:s/>"太沉重了",</text:p>
      <text:p text:style-name="P1">572.0: <text:s/>"有的孩子他在英国",</text:p>
      <text:p text:style-name="P1">575.0: <text:s/>"在美国长大",</text:p>
      <text:p text:style-name="P1">576.0: <text:s/>"他可能心里觉得他是美国人",</text:p>
      <text:p text:style-name="P1">579.0: <text:s/>"对啊",</text:p>
      <text:p text:style-name="P1">581.0: <text:s/>"但是他觉得中文和他也有关系",</text:p>
      <text:p text:style-name="P1">584.0: <text:s/>"他也想学",</text:p>
      <text:p text:style-name="P1">586.0: <text:s/>"所以这个时候",</text:p>
      <text:p text:style-name="P1">587.0: <text:s/>"你的任务就是了解他需要什么",</text:p>
      <text:p text:style-name="P1">591.0: <text:s/>"如果他需要语言的学习",</text:p>
      <text:p text:style-name="P1">593.0: <text:s/>"你给他语言",</text:p>
      <text:p text:style-name="P1">594.0: <text:s/>"你强调语言学习",</text:p>
      <text:p text:style-name="P1"><text:soft-page-break/>596.0: <text:s/>"因为语言和文化",</text:p>
      <text:p text:style-name="P1">598.0: <text:s/>"它 是hand in hand 对",</text:p>
      <text:p text:style-name="P4">601.0: <text:s/>"可能以后慢慢的语言好了",</text:p>
      <text:p text:style-name="P1">603.0: <text:s/>"他有一种文化的一种",</text:p>
      <text:p text:style-name="P1">605.0: <text:s/>"没错 自觉感 对",</text:p>
      <text:p text:style-name="P1">608.0: <text:s/>"认 同感对",</text:p>
      <text:p text:style-name="P1">610.0: <text:s/>"所以这种情况",</text:p>
      <text:p text:style-name="P1">612.0: <text:s/>"对就是看人",</text:p>
      <text:p text:style-name="P1">614.0: <text:s/>"没有没有必要去把你的使命感",</text:p>
      <text:p text:style-name="P1">617.0: <text:s/>"强加到别人身上",</text:p>
      <text:p text:style-name="P1">618.0: <text:s/>"对对我觉得",</text:p>
      <text:p text:style-name="P1">619.0: <text:s/>"我觉得琳老师这个观念",</text:p>
      <text:p text:style-name="P1">621.0: <text:s/>"我真的非常认同",</text:p>
      <text:p text:style-name="P1">622.0: <text:s/>"因为现在很多汉语老师就觉得",</text:p>
      <text:p text:style-name="P1">624.0: <text:s/>"我继承中华文化数千年的义务",</text:p>
      <text:p text:style-name="P1">627.0: <text:s/>"我要把学生导正为",</text:p>
      <text:p text:style-name="P1">630.0: <text:s/>"你一定是继承中华文化的这个使",</text:p>
      <text:p text:style-name="P1">633.0: <text:s/>"这个继承这个使命的人",</text:p>
      <text:p text:style-name="P1"><text:soft-page-break/>635.0: <text:s/>"我觉得这个都太沉重了上压力 好大",</text:p>
      <text:p text:style-name="P1">638.0: <text:s/>"就像我们上次",</text:p>
      <text:p text:style-name="P1">639.0: <text:s/>"也有采访一位嘉宾",</text:p>
      <text:p text:style-name="P1">640.0: <text:s/>"他是阿根",</text:p>
      <text:p text:style-name="P1">641.0: <text:s/>"他是他父母荣是台湾人",</text:p>
      <text:p text:style-name="P1">644.0: <text:s/>"但是他是阿根延出生",</text:p>
      <text:p text:style-name="P1">645.0: <text:s/>"他认为自己上跟阿根延比较近",</text:p>
      <text:p text:style-name="P1">647.0: <text:s/>"我觉得身为汉语老师",</text:p>
      <text:p text:style-name="P1">648.0: <text:s/>"我觉得身为汉语老师",</text:p>
      <text:p text:style-name="P1">648.0: <text:s/>"我们就去尊重他的认同感",</text:p>
      <text:p text:style-name="P1">650.0: <text:s/>"他觉得他是阿根廷人",</text:p>
      <text:p text:style-name="P1">651.0: <text:s/>"那也没有关系",</text:p>
      <text:p text:style-name="P1">652.0: <text:s/>"我觉得语言就是语言",</text:p>
      <text:p text:style-name="P1">654.0: <text:s/>"不需要好像强加一个太重的",</text:p>
      <text:p text:style-name="P1">656.0: <text:s/>"文化使命感在学生身上",</text:p>
      <text:p text:style-name="P1">659.0: <text:s/>"我觉得这个由学生去决定就好了",</text:p>
      <text:p text:style-name="P1">661.0: <text:s/>"对你的",</text:p>
      <text:p text:style-name="P1">662.0: <text:s/>"你的责任就是你去分享你了解的文化",</text:p>
      <text:p text:style-name="P1"><text:soft-page-break/>667.0: <text:s/>"对 然后你把这个语言给学生",</text:p>
      <text:p text:style-name="P1">670.0: <text:s/>"让他们把这个语言当做一个窗口",</text:p>
      <text:p text:style-name="P1">674.0: <text:s/>"他们怎么去解读中国",</text:p>
      <text:p text:style-name="P1">676.0: <text:s/>"他们怎么去了解中国",</text:p>
      <text:p text:style-name="P1">678.0: <text:s/>"那就看他们怎么用这个语言去了解",</text:p>
      <text:p text:style-name="P1">682.0: <text:s/>"去感知",</text:p>
      <text:p text:style-name="P1">684.0: <text:s/>"对那我有个问题",</text:p>
      <text:p text:style-name="P1">685.0: <text:s/>"就是对于这些华裔的学生",</text:p>
      <text:p text:style-name="P1">687.0: <text:s/>"他们学习中文的方式",</text:p>
      <text:p text:style-name="P1">689.0: <text:s/>"是和一般的中文学生",</text:p>
      <text:p text:style-name="P1">691.0: <text:s/>"有很大的不同吗",</text:p>
      <text:p text:style-name="P1">691.0: <text:s/>"有专门的方法吗",</text:p>
      <text:p text:style-name="P1">694.0: <text:s/>"能让他们更好的学习",</text:p>
      <text:p text:style-name="P1">696.0: <text:s/>"我之前在新西兰大学教中文的时候",</text:p>
      <text:p text:style-name="P1">701.0: <text:s/>"我班上有很多华病学生",</text:p>
      <text:p text:style-name="P1">705.0: <text:s/>"然后我发现他们上课的时候",</text:p>
      <text:p text:style-name="P1">709.0: <text:s/>"坐在一起用方言讨论交流",</text:p>
      <text:p text:style-name="P1">714.0: <text:s/>"所以我就我就我就问了一下他们",</text:p>
      <text:p text:style-name="P1"><text:soft-page-break/>718.0: <text:s/>"我说你们在学中文的时候",</text:p>
      <text:p text:style-name="P1">721.0: <text:s/>"在学普通话的时候",</text:p>
      <text:p text:style-name="P1">722.0: <text:s/>"方言会用很多吗",</text:p>
      <text:p text:style-name="P1">724.0: <text:s/>"他说对啊",</text:p>
      <text:p text:style-name="P1">726.0: <text:s/>"我是先想英语",</text:p>
      <text:p text:style-name="P1">728.0: <text:s/>"然后把英语翻译成方言",</text:p>
      <text:p text:style-name="P1">730.0: <text:s/>"再把方言翻译成普通话",</text:p>
      <text:p text:style-name="P1">732.0: <text:s/>"和普通话啊",</text:p>
      <text:p text:style-name="P1">734.0: <text:s/>"对对所以",</text:p>
      <text:p text:style-name="P1">736.0: <text:s/>"所以有时候",</text:p>
      <text:p text:style-name="P1">736.0: <text:s/>"其实华裔学生学这个普通话",</text:p>
      <text:p text:style-name="P1">739.0: <text:s/>"比非华裔学生更难",</text:p>
      <text:p text:style-name="P1">742.0: <text:s/>"有可能",</text:p>
      <text:p text:style-name="P1">742.0: <text:s/>"对这个是我希望让很多老师们去",</text:p>
      <text:p text:style-name="P1">745.0: <text:s/>"去了解到的一个情况",</text:p>
      <text:p text:style-name="P1">748.0: <text:s/>"恩恩恩对",</text:p>
      <text:p text:style-name="P1">749.0: <text:s/>"还受了自己方言的影响",</text:p>
      <text:p text:style-name="P1">750.0: <text:s/>"因为方言可能是在家里父母都说的",</text:p>
      <text:p text:style-name="P1"><text:soft-page-break/>753.0: <text:s/>"影响本来很大",</text:p>
      <text:p text:style-name="P1">755.0: <text:s/>"其实我觉得",</text:p>
      <text:p text:style-name="P1">756.0: <text:s/>"琳老师你想要强调的就是",</text:p>
      <text:p text:style-name="P1">758.0: <text:s/>"我们身为汉语老师",</text:p>
      <text:p text:style-name="P1">759.0: <text:s/>"真的不能太过于用自己的想法",</text:p>
      <text:p text:style-name="P1">763.0: <text:s/>"去灌输在学生和身上",</text:p>
      <text:p text:style-name="P1">765.0: <text:s/>"特别是华裔的学生",</text:p>
      <text:p text:style-name="P1">766.0: <text:s/>"我们就认为你是你是中华背景",</text:p>
      <text:p text:style-name="P1">769.0: <text:s/>"你肯定学中文会比别的外国人快",</text:p>
      <text:p text:style-name="P1">772.0: <text:s/>"可是未必",</text:p>
      <text:p text:style-name="P1">773.0: <text:s/>"就像刚刚琳老师说的",</text:p>
      <text:p text:style-name="P5">774.0: <text:s/>"他还要透过三方语言的翻译",</text:p>
      <text:p text:style-name="P1">776.0: <text:s/>"才有办法把这个话讲出来",</text:p>
      <text:p text:style-name="P1">778.0: <text:s/>"那多辛苦·",</text:p>
      <text:p text:style-name="P1">779.0: <text:s/>"所以我们应该要更去了解",</text:p>
      <text:p text:style-name="P1">782.0: <text:s/>"华裔学生的需求",</text:p>
      <text:p text:style-name="P1">783.0: <text:s/>"而不是去强加一些这个",</text:p>
      <text:p text:style-name="P1">787.0: <text:s/>"一些很制式的框架在他们身上",</text:p>
      <text:p text:style-name="P1"><text:soft-page-break/>789.0: <text:s/>"我觉得这个真的很重要",</text:p>
      <text:p text:style-name="P1">791.0: <text:s/>"对对对",</text:p>
      <text:p text:style-name="P1">792.0: <text:s/>"那这个我觉得",</text:p>
      <text:p text:style-name="P1">793.0: <text:s/>"我想把话题转移到",</text:p>
      <text:p text:style-name="P1">796.0: <text:s/>"现在这个汉语市场上面啊",</text:p>
      <text:p text:style-name="P1">798.0: <text:s/>"现在中文老师真的是越来越多了",</text:p>
      <text:p text:style-name="P1">801.0: <text:s/>"雨后春筹",</text:p>
      <text:p text:style-name="P1">803.0: <text:s/>"那这个我想问一下琳老师",</text:p>
      <text:p text:style-name="P1">805.0: <text:s/>"对于现在这个中国",</text:p>
      <text:p text:style-name="P1">807.0: <text:s/>"或者是这个对外汉语的这个市场",</text:p>
      <text:p text:style-name="P1">810.0: <text:s/>"你有什么看法",</text:p>
      <text:p text:style-name="P1">811.0: <text:s/>"有没有欠缺什么",</text:p>
      <text:p text:style-name="P1">812.0: <text:s/>"或者是什么东西太多了",</text:p>
      <text:p text:style-name="P1">813.0: <text:s/>"你现在个人的想法是怎么样",</text:p>
      <text:p text:style-name="P1">817.0: <text:s/>"我觉得就是这个汉语老师突然变多",</text:p>
      <text:p text:style-name="P1">821.0: <text:s/>"这个其实是在疫情期间是不是",</text:p>
      <text:p text:style-name="P1">827.0: <text:s/>"好像是",</text:p>
      <text:p text:style-name="P1">828.0: <text:s/>"同意非常同意",</text:p>
      <text:p text:style-name="P1"><text:soft-page-break/>830.0: <text:s/>"我感觉疫情前没有那么多中文老师",</text:p>
      <text:p text:style-name="P1">835.0: <text:s/>"但是因为疫情",</text:p>
      <text:p text:style-name="P1">836.0: <text:s/>"大家都在家觉得",</text:p>
      <text:p text:style-name="P1">838.0: <text:s/>"在网上教中文能赚一点钱",</text:p>
      <text:p text:style-name="P1">841.0: <text:s/>"这 挺好的",</text:p>
      <text:p text:style-name="P1">843.0: <text:s/>"嗯没错",</text:p>
      <text:p text:style-name="P1">844.0: <text:s/>"但是呢",</text:p>
      <text:p text:style-name="P1">846.0: <text:s/>"我觉得",</text:p>
      <text:p text:style-name="P1">846.0: <text:s/>"现在这个对外汉语老师的这个市场",</text:p>
      <text:p text:style-name="P1">850.0: <text:s/>"有一个有一个弊病吧",</text:p>
      <text:p text:style-name="P1">853.0: <text:s/>"就是大家太利益驱使",</text:p>
      <text:p text:style-name="P1">856.0: <text:s/>"太利益驱使",</text:p>
      <text:p text:style-name="P1">858.0: <text:s/>"大家就想着说",</text:p>
      <text:p text:style-name="P1">861.0: <text:s/>"我会说中文",</text:p>
      <text:p text:style-name="P1">862.0: <text:s/>"那我肯定会教",</text:p>
      <text:p text:style-name="P1">864.0: <text:s/>"那这个这个来钱很快",</text:p>
      <text:p text:style-name="P1">866.0: <text:s/>"这个来钱很容易",</text:p>
      <text:p text:style-name="P1">869.0: <text:s/>"我遇到过很多的对汉语老师",</text:p>
      <text:p text:style-name="P1"><text:soft-page-break/>873.0: <text:s/>"新老师",</text:p>
      <text:p text:style-name="P1">873.0: <text:s/>"嗯对",</text:p>
      <text:p text:style-name="P1">874.0: <text:s/>"还没有开始学就问我说",</text:p>
      <text:p text:style-name="P1">878.0: <text:s/>"老师我去哪里找学生",</text:p>
      <text:p text:style-name="P1">881.0: <text:s/>"我一节课多少钱",</text:p>
      <text:p text:style-name="P1">885.0: <text:s/>"就想赚快钱",</text:p>
      <text:p text:style-name="P1">886.0: <text:s/>"嗯对",</text:p>
      <text:p text:style-name="P1">886.0: <text:s/>"那我我就觉得说",</text:p>
      <text:p text:style-name="P1">889.0: <text:s/>"你能不能先学习",</text:p>
      <text:p text:style-name="P1">891.0: <text:s/>"没错",</text:p>
      <text:p text:style-name="P1">892.0: <text:s/>"你能不能先学好",</text:p>
      <text:p text:style-name="P1">893.0: <text:s/>"你想想",</text:p>
      <text:p text:style-name="P1">895.0: <text:s/>"如果你是去教法语",</text:p>
      <text:p text:style-name="P1">898.0: <text:s/>"你是你是去教英语",</text:p>
      <text:p text:style-name="P1">901.0: <text:s/>"你是不是要先把这两个语言学好",</text:p>
      <text:p text:style-name="P1">904.0: <text:s/>"对 那你不能有这种想法",</text:p>
      <text:p text:style-name="P1">906.0: <text:s/>"是我是中国人",</text:p>
      <text:p text:style-name="P1">908.0: <text:s/>"我就会教中文",</text:p>
      <text:p text:style-name="P1"><text:soft-page-break/>910.0: <text:s/>"这个会中文和会教中文",</text:p>
      <text:p text:style-name="P1">913.0: <text:s/>"对",</text:p>
      <text:p text:style-name="P1">914.0: <text:s/>"这是两码事",</text:p>
      <text:p text:style-name="P1">915.0: <text:s/>"没错这是",</text:p>
      <text:p text:style-name="P1">916.0: <text:s/>"这是两个事情",</text:p>
      <text:p text:style-name="P1">918.0: <text:s/>"然后很多有上时候是一些语文老师",</text:p>
      <text:p text:style-name="P1">923.0: <text:s/>"他们很有自信",</text:p>
      <text:p text:style-name="P1">924.0: <text:s/>"就觉得一定能教",</text:p>
      <text:p text:style-name="P1">926.0: <text:s/>"但是其实语文和中文学习",</text:p>
      <text:p text:style-name="P1">930.0: <text:s/>"这两个也是 又不一样",</text:p>
      <text:p text:style-name="P1">932.0: <text:s/>"有差别的",</text:p>
      <text:p text:style-name="P1">933.0: <text:s/>"对没错 对",</text:p>
      <text:p text:style-name="P1">935.0: <text:s/>"其实对外汉语它是一个很成",</text:p>
      <text:p text:style-name="P1">938.0: <text:s/>"就是到现在来说啊",</text:p>
      <text:p text:style-name="P1">939.0: <text:s/>"现在来说",</text:p>
      <text:p text:style-name="P1">940.0: <text:s/>"它是一个比较有体系的一个学科 了",</text:p>
      <text:p text:style-name="P1">944.0: <text:s/>"对我的建议见是",</text:p>
      <text:p text:style-name="P1">946.0: <text:s/>"新老师一定要沉淀下来",</text:p>
      <text:p text:style-name="P1"><text:soft-page-break/>949.0: <text:s/>"先去学习教学法",</text:p>
      <text:p text:style-name="P1">951.0: <text:s/>"学习比如说一些跨文化交际的知识",</text:p>
      <text:p text:style-name="P1">955.0: <text:s/>"对然后你再去教",</text:p>
      <text:p text:style-name="P1">957.0: <text:s/>"然后再去想赚钱的事情",</text:p>
      <text:p text:style-name="P1">959.0: <text:s/>"没错",</text:p>
      <text:p text:style-name="P1">960.0: <text:s/>"而且现在国内有很多这种机构",</text:p>
      <text:p text:style-name="P1">963.0: <text:s/>"他们就是专门",</text:p>
      <text:p text:style-name="P1">964.0: <text:s/>"我是觉得是割这些中文老师的韭菜",</text:p>
      <text:p text:style-name="P5">967.0: <text:s/>"就是他们比如说多少钱在上多少课对吧",</text:p>
      <text:p text:style-name="P1">971.0: <text:s/>"然后你就能比如说在抖音上和教",</text:p>
      <text:p text:style-name="P1">974.0: <text:s/>"什么招中文学生",</text:p>
      <text:p text:style-name="P1">975.0: <text:s/>"对真的而且我成天有些时候看",</text:p>
      <text:p text:style-name="P1">978.0: <text:s/>"会刷到一些这些东西",</text:p>
      <text:p text:style-name="P1">979.0: <text:s/>"就是什么也在割",</text:p>
      <text:p text:style-name="P1">981.0: <text:s/>"那些当就是家里养和孩子",</text:p>
      <text:p text:style-name="P1">983.0: <text:s/>"在家带孩子的妈妈的这些韭菜宝妈",</text:p>
      <text:p text:style-name="P1">986.0: <text:s/>"宝妈是重灾区",</text:p>
      <text:p text:style-name="P1">988.0: <text:s/>"宝妈是重灾区",</text:p>
      <text:p text:style-name="P1"><text:soft-page-break/>989.0: <text:s/>"宝 妈市场",</text:p>
      <text:p text:style-name="P1">990.0: <text:s/>"对对对",</text:p>
      <text:p text:style-name="P1">991.0: <text:s/>"没错没错",</text:p>
      <text:p text:style-name="P1">992.0: <text:s/>"现在这个",</text:p>
      <text:p text:style-name="P1">993.0: <text:s/>"其实很多汉语教学就是这样子",</text:p>
      <text:p text:style-name="P1">996.0: <text:s/>"割韭菜的状况",</text:p>
      <text:p text:style-name="P1">997.0: <text:s/>"已经商业化了",</text:p>
      <text:p text:style-name="P1">998.0: <text:s/>"然后这些",</text:p>
      <text:p text:style-name="P1">999.0: <text:s/>"老师出的教材也都一模一样",</text:p>
      <text:p text:style-name="P1">1002.0: <text:s/>"然后其实学生也喜欢速食",</text:p>
      <text:p text:style-name="P1">1005.0: <text:s/>"这种快速的学中文的方法",</text:p>
      <text:p text:style-name="P1">1007.0: <text:s/>"所以很多学生也趋之若骛",</text:p>
      <text:p text:style-name="P1">1010.0: <text:s/>"好像觉得这样的短视频",</text:p>
      <text:p text:style-name="P1">1011.0: <text:s/>"这样的方式呈现",</text:p>
      <text:p text:style-name="P1">1013.0: <text:s/>"好像很快就可以学到中文",</text:p>
      <text:p text:style-name="P1">1015.0: <text:s/>"但是相对可能不是那么扎实",</text:p>
      <text:p text:style-name="P1">1017.0: <text:s/>"不是那么扎实",</text:p>
      <text:p text:style-name="P1">1018.0: <text:s/>"不是的因为它是碎片化的",</text:p>
      <text:p text:style-name="P1"><text:soft-page-break/>1021.0: <text:s/>"东雪一点",</text:p>
      <text:p text:style-name="P1">1023.0: <text:s/>"西学一点",</text:p>
      <text:p text:style-name="P1">1024.0: <text:s/>"它没有一个系统在那里没错",</text:p>
      <text:p text:style-name="P1">1027.0: <text:s/>"我觉得其实不是很好",</text:p>
      <text:p text:style-name="P1">1029.0: <text:s/>"因为语言的学习",</text:p>
      <text:p text:style-name="P1">1031.0: <text:s/>"它也是一个有结构性的东西",</text:p>
      <text:p text:style-name="P1">1035.0: <text:s/>"初级阶段你要学多少词",</text:p>
      <text:p text:style-name="P1">1039.0: <text:s/>"那些语法",</text:p>
      <text:p text:style-name="P1">1041.0: <text:s/>"中级阶段多少词",</text:p>
      <text:p text:style-name="P1">1043.0: <text:s/>"那些语法",</text:p>
      <text:p text:style-name="P1">1044.0: <text:s/>"甚至这个语法哪些先出现",</text:p>
      <text:p text:style-name="P1">1048.0: <text:s/>"哪些后出现",</text:p>
      <text:p text:style-name="P1">1049.0: <text:s/>"这个你作为一个对外汉语老师",</text:p>
      <text:p text:style-name="P1">1051.0: <text:s/>"你应该有一个map",</text:p>
      <text:p text:style-name="P1">1052.0: <text:s/>"你有一个地图在你的脑子里面",</text:p>
      <text:p text:style-name="P1">1056.0: <text:s/>"所以你一听学生说话",</text:p>
      <text:p text:style-name="P1">1058.0: <text:s/>"你知道他会了哪些语法",</text:p>
      <text:p text:style-name="P1">1060.0: <text:s/>"他需要学哪些证法",</text:p>
      <text:p text:style-name="P1"><text:soft-page-break/>1062.0: <text:s/>"所以这就是我说",</text:p>
      <text:p text:style-name="P1">1063.0: <text:s/>"为什么老师是需要系统训练",</text:p>
      <text:p text:style-name="P1">1066.0: <text:s/>"不是会说中文你就会教",</text:p>
      <text:p text:style-name="P1">1068.0: <text:s/>"这个像比较有经验的汉语老师",</text:p>
      <text:p text:style-name="P1">1071.0: <text:s/>"其实只要听学生说的中文",</text:p>
      <text:p text:style-name="P1">1073.0: <text:s/>"然后听他使用的语法",</text:p>
      <text:p text:style-name="P1">1075.0: <text:s/>"大概就可以判定他中文的水平",</text:p>
      <text:p text:style-name="P1">1077.0: <text:s/>"可能是HSK",</text:p>
      <text:p text:style-name="P1">1078.0: <text:s/>"是可以的哦",</text:p>
      <text:p text:style-name="P1">1079.0: <text:s/>"真的经验丰富老师是这样",</text:p>
      <text:p text:style-name="P1">1081.0: <text:s/>"听几句话是可以听得出来的",</text:p>
      <text:p text:style-name="P1">1083.0: <text:s/>"所以这个",</text:p>
      <text:p text:style-name="P1">1084.0: <text:s/>"的确是需要很多经验跟这个",</text:p>
      <text:p text:style-name="P1">1087.0: <text:s/>"长时间的积累",</text:p>
      <text:p text:style-name="P1">1089.0: <text:s/>"才有办法做到扎实的基础",</text:p>
      <text:p text:style-name="P1">1092.0: <text:s/>"对是的",</text:p>
      <text:p text:style-name="P1">1093.0: <text:s/>"不仅你要会听会分析",</text:p>
      <text:p text:style-name="P1">1095.0: <text:s/>"学生的水平很重要",</text:p>
      <text:p text:style-name="P1"><text:soft-page-break/>1097.0: <text:s/>"那你怎么输出你的语言也很重要",</text:p>
      <text:p text:style-name="P1">1102.0: <text:s/>"有的老师他上跟初级的学生",</text:p>
      <text:p text:style-name="P1">1105.0: <text:s/>"他用的词",</text:p>
      <text:p text:style-name="P1">1106.0: <text:s/>"他 的word selection可能太难 太难",</text:p>
      <text:p text:style-name="P1">1110.0: <text:s/>"然后学生听不懂",</text:p>
      <text:p text:style-name="P1">1112.0: <text:s/>"对，所以跟每个级别的学生",</text:p>
      <text:p text:style-name="P1">1114.0: <text:s/>"你要用那个水平的一些word selection",</text:p>
      <text:p text:style-name="P1">1118.0: <text:s/>"gramma去和他交流",</text:p>
      <text:p text:style-name="P1">1120.0: <text:s/>"才能保证他听得懂",</text:p>
      <text:p text:style-name="P1">1122.0: <text:s/>"有成就感",</text:p>
      <text:p text:style-name="P1">1124.0: <text:s/>"愿意继续学",</text:p>
      <text:p text:style-name="P1">1125.0: <text:s/>"没错",</text:p>
      <text:p text:style-name="P1">1126.0: <text:s/>"这个这个",</text:p>
      <text:p text:style-name="P1">1127.0: <text:s/>"琳老师讲的实在太重要了",</text:p>
      <text:p text:style-name="P1">1129.0: <text:s/>"因为我发现的确有很多汉语老师",</text:p>
      <text:p text:style-name="P1">1131.0: <text:s/>"他很会教",</text:p>
      <text:p text:style-name="P1">1132.0: <text:s/>"但是在选字选词",</text:p>
      <text:p text:style-name="P1">1134.0: <text:s/>"甚至选语法的那个能力上",</text:p>
      <text:p text:style-name="P1"><text:soft-page-break/>1136.0: <text:s/>"没有那么好",</text:p>
      <text:p text:style-name="P1">1137.0: <text:s/>"比如说他教HSK2级的学生",</text:p>
      <text:p text:style-name="P1">1139.0: <text:s/>"他常常会用到三四级的词汇",</text:p>
      <text:p text:style-name="P1">1143.0: <text:s/>"学生可能在他本来的这个能力之外",</text:p>
      <text:p text:style-name="P1">1146.0: <text:s/>"又+5+6加多了",</text:p>
      <text:p text:style-name="P1">1148.0: <text:s/>"超出他的能力范围了",</text:p>
      <text:p text:style-name="P1">1150.0: <text:s/>"对所以这个真的很",</text:p>
      <text:p text:style-name="P1">1152.0: <text:s/>"老师的能力真的体现在",</text:p>
      <text:p text:style-name="P1">1154.0: <text:s/>"除了马上抓到学生的水平之外",</text:p>
      <text:p text:style-name="P1">1156.0: <text:s/>"还有他在教的时候所用的用字",</text:p>
      <text:p text:style-name="P1">1159.0: <text:s/>"还有他的表达方式",</text:p>
      <text:p text:style-name="P1">1160.0: <text:s/>"我觉得",</text:p>
      <text:p text:style-name="P1">1161.0: <text:s/>"这个在在都显示一个汉语老师",</text:p>
      <text:p text:style-name="P1">1163.0: <text:s/>"真正的功力在哪里",</text:p>
      <text:p text:style-name="P1">1165.0: <text:s/>"对所以我以前培训老师的时候",</text:p>
      <text:p text:style-name="P1">1168.0: <text:s/>"培训新老师的时候",</text:p>
      <text:p text:style-name="P1">1169.0: <text:s/>"我让他们不管怎么样",</text:p>
      <text:p text:style-name="P5">1171.0: <text:s/>"你要把这个语法大纲和词汇大纲",</text:p>
      <text:p text:style-name="P1"><text:soft-page-break/>1175.0: <text:s/>"你要把它焊在你的脑子里面",</text:p>
      <text:p text:style-name="P1">1177.0: <text:s/>"你要背下来",</text:p>
      <text:p text:style-name="P1">1179.0: <text:s/>"没错",</text:p>
      <text:p text:style-name="P1">1181.0: <text:s/>"HSK1哪些常用词",</text:p>
      <text:p text:style-name="P1">1184.0: <text:s/>"常用语法",</text:p>
      <text:p text:style-name="P1">1184.0: <text:s/>"你都要完全记在脑子里",</text:p>
      <text:p text:style-name="P1">1188.0: <text:s/>"你不需要说",</text:p>
      <text:p text:style-name="P1">1190.0: <text:s/>"你不能够跟学生说话的时候",</text:p>
      <text:p text:style-name="P1">1192.0: <text:s/>"你再去看看你的参考书",</text:p>
      <text:p text:style-name="P1">1195.0: <text:s/>"参考书对对对",</text:p>
      <text:p text:style-name="P1">1197.0: <text:s/>"这个就不专业对",</text:p>
      <text:p text:style-name="P1">1199.0: <text:s/>"而且特别是初级学生",</text:p>
      <text:p text:style-name="P1">1201.0: <text:s/>"就像刚刚查叔说的",</text:p>
      <text:p text:style-name="P1">1203.0: <text:s/>"对于HSK1和2的学生",</text:p>
      <text:p text:style-name="P1">1206.0: <text:s/>"他们最好的学习方式是用旧的词",</text:p>
      <text:p text:style-name="P1">1211.0: <text:s/>"学新的语法",</text:p>
      <text:p text:style-name="P1">1212.0: <text:s/>"新的语法对",</text:p>
      <text:p text:style-name="P1">1213.0: <text:s/>"而不是像查叔说",</text:p>
      <text:p text:style-name="P1"><text:soft-page-break/>1214.0: <text:s/>"刚刚有一个老师啊",</text:p>
      <text:p text:style-name="P1">1216.0: <text:s/>"他又加了HSK3的4的一些词",</text:p>
      <text:p text:style-name="P1">1220.0: <text:s/>"对于他来说",</text:p>
      <text:p text:style-name="P1">1221.0: <text:s/>"这个是个负担",</text:p>
      <text:p text:style-name="P1">1222.0: <text:s/>"学习负担",</text:p>
      <text:p text:style-name="P1">1223.0: <text:s/>"没错",</text:p>
      <text:p text:style-name="P1">1223.0: <text:s/>"那看那个琳老师也在培训中文老师对吧",</text:p>
      <text:p text:style-name="P5">1227.0: <text:s/>"那其实在国内的时候",</text:p>
      <text:p text:style-name="P1">1230.0: <text:s/>"之前是不是",</text:p>
      <text:p text:style-name="P1">1231.0: <text:s/>"对 那其实有很多汉语学习者",</text:p>
      <text:p text:style-name="P1">1233.0: <text:s/>"他们想找老师",</text:p>
      <text:p text:style-name="P1">1236.0: <text:s/>"我觉得因为你对老师比较了解",</text:p>
      <text:p text:style-name="P1">1238.0: <text:s/>"你觉得哪种老师",</text:p>
      <text:p text:style-name="P1">1240.0: <text:s/>"因为现在主要是比如说|falklna",</text:p>
      <text:p text:style-name="P1">1242.0: <text:s/>"这上面比较多对不对",</text:p>
      <text:p text:style-name="P1">1244.0: <text:s/>"那以什么样的标准去找这种老师",</text:p>
      <text:p text:style-name="P1">1246.0: <text:s/>"觉得会比较对呢",</text:p>
      <text:p text:style-name="P1">1248.0: <text:s/>"我觉得这个老师",</text:p>
      <text:p text:style-name="P1"><text:soft-page-break/>1250.0: <text:s/>"他应该有很强的包容心",</text:p>
      <text:p text:style-name="P1">1252.0: <text:s/>"和 跨文化交际能力",</text:p>
      <text:p text:style-name="P1">1255.0: <text:s/>"就比如刚刚我们说到这个发音",</text:p>
      <text:p text:style-name="P1">1259.0: <text:s/>"如果你碰到一个老师",</text:p>
      <text:p text:style-name="P1">1260.0: <text:s/>"他不停的给你纠一个音",</text:p>
      <text:p text:style-name="P1">1263.0: <text:s/>"不停的纠不停的纠",</text:p>
      <text:p text:style-name="P1">1265.0: <text:s/>"我觉得你基本可以放弃这个老师了",</text:p>
      <text:p text:style-name="P1">1267.0: <text:s/>"对 对对对",</text:p>
      <text:p text:style-name="P1">1269.0: <text:s/>"你说水果",</text:p>
      <text:p text:style-name="P1">1270.0: <text:s/>"他非要纠你水洒水果",</text:p>
      <text:p text:style-name="P1">1272.0: <text:s/>"花太多时有间纠音",</text:p>
      <text:p text:style-name="P1">1275.0: <text:s/>"而不是花时间让你能馏",</text:p>
      <text:p text:style-name="P2">1279.0: <text:s/>"怎么说",</text:p>
      <text:p text:style-name="Standard"><text:span text:style-name="T3">1280.0: <text:s/>"</text:span><text:span text:style-name="T1">去</text:span><text:span text:style-name="T3">make meaning",</text:span></text:p>
      <text:p text:style-name="P2">1281.0: <text:s/>"嗯嗯对",</text:p>
      <text:p text:style-name="P2">1282.0: <text:s/>"meaning making",</text:p>
      <text:p text:style-name="P1">1283.0: <text:s/>"对吧去交流",</text:p>
      <text:p text:style-name="P1">1285.0: <text:s/>"对我觉得这个老这样的老师比较死板",</text:p>
      <text:p text:style-name="P1"><text:soft-page-break/>1288.0: <text:s/>"还有就是关于这个",</text:p>
      <text:p text:style-name="P1">1290.0: <text:s/>"去纠人家的口音和用词",</text:p>
      <text:p text:style-name="P1">1292.0: <text:s/>"比如说这个垃圾",</text:p>
      <text:p text:style-name="P1">1293.0: <text:s/>"非要让他说垃圾垃圾",</text:p>
      <text:p text:style-name="P1">1296.0: <text:s/>"那可能这个学生",</text:p>
      <text:p text:style-name="P1">1298.0: <text:s/>"他在北京或者在广州住了一段时间",</text:p>
      <text:p text:style-name="P1">1303.0: <text:s/>"有一些方言词你就让他有啊",</text:p>
      <text:p text:style-name="P1">1306.0: <text:s/>"为什么要去纪",</text:p>
      <text:p text:style-name="P1">1308.0: <text:s/>"所以这种不知道变通",</text:p>
      <text:p text:style-name="P1">1310.0: <text:s/>"我觉得这个对你来说",</text:p>
      <text:p text:style-name="P1">1312.0: <text:s/>"作为一个汉语学习者",</text:p>
      <text:p text:style-name="P1">1314.0: <text:s/>"你不会觉得学习很愉快",</text:p>
      <text:p text:style-name="P1">1316.0: <text:s/>"是的没错对吧",</text:p>
      <text:p text:style-name="P1">1319.0: <text:s/>"他不照顾你的生活背景",</text:p>
      <text:p text:style-name="P1">1322.0: <text:s/>"没错",</text:p>
      <text:p text:style-name="P1">1323.0: <text:s/>"所以这是一个包容",</text:p>
      <text:p text:style-name="P1">1325.0: <text:s/>"嗯然后呢",</text:p>
      <text:p text:style-name="P1">1327.0: <text:s/>"就是跨文化交际",</text:p>
      <text:p text:style-name="P1"><text:soft-page-break/>1330.0: <text:s/>"这个也很重要",</text:p>
      <text:p text:style-name="P1">1332.0: <text:s/>"最简单的一点",</text:p>
      <text:p text:style-name="P1">1334.0: <text:s/>"就看这个老师怎么念你的名字",</text:p>
      <text:p text:style-name="P1">1337.0: <text:s/>"就比如说有的这个西语背景",</text:p>
      <text:p text:style-name="P1">1341.0: <text:s/>"或者说南美的学生",</text:p>
      <text:p text:style-name="P1">1343.0: <text:s/>"他的名字是里面有一个这个",</text:p>
      <text:p text:style-name="P1">1349.0: <text:s/>"的音对不对",</text:p>
      <text:p text:style-name="P1">1350.0: <text:s/>"Jose 的 音",</text:p>
      <text:p text:style-name="P1">1351.0: <text:s/>"Jose比 如 说JUan对 吧",</text:p>
      <text:p text:style-name="P1">1354.0: <text:s/>"嗯Juan",</text:p>
      <text:p text:style-name="P1">1355.0: <text:s/>"如果老师一来就说Jose",</text:p>
      <text:p text:style-name="P1">1358.0: <text:s/>"嗯Juan好卷嗯",</text:p>
      <text:p text:style-name="P1">1362.0: <text:s/>"这个说明他没有跨中文化交际的意识",</text:p>
      <text:p text:style-name="P1">1365.0: <text:s/>"和他没有 对对",</text:p>
      <text:p text:style-name="P1">1367.0: <text:s/>"他没有别的语言的一些基础了解",</text:p>
      <text:p text:style-name="P1">1370.0: <text:s/>"没错没错",</text:p>
      <text:p text:style-name="P1">1371.0: <text:s/>"他如果连你的这个名字人他都不会拼",</text:p>
      <text:p text:style-name="Standard"><text:span text:style-name="T1">1376.0: <text:s/>"</text:span><text:span text:style-name="T5">那他怎么能知道你的母语</text:span><text:span text:style-name="T1">",</text:span></text:p>
      <text:p text:style-name="P1"><text:soft-page-break/>1379.0: <text:s/>"对你的汉语学习有哪些影响",</text:p>
      <text:p text:style-name="P1">1381.0: <text:s/>"影响",</text:p>
      <text:p text:style-name="P1">1383.0: <text:s/>"这个真的这个",</text:p>
      <text:p text:style-name="P1">1385.0: <text:s/>"这一点很有意思",</text:p>
      <text:p text:style-name="P1">1386.0: <text:s/>"不过我觉得非常非常有道理",</text:p>
      <text:p text:style-name="P1">1388.0: <text:s/>"而且如果你连学生的名字",</text:p>
      <text:p text:style-name="P1">1390.0: <text:s/>"都不去研究怎么念",</text:p>
      <text:p text:style-name="P1">1391.0: <text:s/>"我怎么会觉得你是好老师呢",</text:p>
      <text:p text:style-name="P1">1394.0: <text:s/>"是的号那有的名字丈是很难",</text:p>
      <text:p text:style-name="P1">1397.0: <text:s/>"比如说有一个波兰的学生",</text:p>
      <text:p text:style-name="P1">1400.0: <text:s/>"他的名字是Maciek",</text:p>
      <text:p text:style-name="P1">1412.0: <text:s/>"我一开始我觉得是不是Macle",</text:p>
      <text:p text:style-name="P1">1416.0: <text:s/>"",</text:p>
      <text:p text:style-name="P1">1417.0: <text:s/>"然后我不确定",</text:p>
      <text:p text:style-name="P1">1418.0: <text:s/>"我赶紧网上查一下",</text:p>
      <text:p text:style-name="P1">1420.0: <text:s/>"这 个 读作Maciek",</text:p>
      <text:p text:style-name="P1">1421.0: <text:s/>"",</text:p>
      <text:p text:style-name="P1">1424.0: <text:s/>"对然后我第一次眼这个学生见面",</text:p>
      <text:p text:style-name="P1"><text:soft-page-break/>1427.0: <text:s/>"我叫了他正确的名字",</text:p>
      <text:p text:style-name="P1">1429.0: <text:s/>"他很开心",</text:p>
      <text:p text:style-name="P1">1431.0: <text:s/>"他说 天啊",</text:p>
      <text:p text:style-name="P1">1432.0: <text:s/>"你是第一个把我名字念对的老师",</text:p>
      <text:p text:style-name="P1">1434.0: <text:s/>"是中文老师",</text:p>
      <text:p text:style-name="P1">1434.0: <text:s/>"是不是好久啊",</text:p>
      <text:p text:style-name="P1">1436.0: <text:s/>"对对对啊对对对",</text:p>
      <text:p text:style-name="P1">1438.0: <text:s/>"所以这是我说的",</text:p>
      <text:p text:style-name="P1">1439.0: <text:s/>"跨文化交际和对别的语言的基础了解",</text:p>
      <text:p text:style-name="P1">1443.0: <text:s/>"这个会让学生觉得你用心 了",</text:p>
      <text:p text:style-name="P1">1447.0: <text:s/>"对不对",</text:p>
      <text:p text:style-name="P1">1447.0: <text:s/>"对嗯嗯嗯",</text:p>
      <text:p text:style-name="P1">1449.0: <text:s/>"同意同意",</text:p>
      <text:p text:style-name="P1">1450.0: <text:s/>"因为中文的学生",</text:p>
      <text:p text:style-name="P1">1451.0: <text:s/>"这个水平能力是不一样的",</text:p>
      <text:p text:style-name="P1">1453.0: <text:s/>"有些初级的",</text:p>
      <text:p text:style-name="P1">1454.0: <text:s/>"我觉得确实需要打好框架什么",</text:p>
      <text:p text:style-name="P1">1457.0: <text:s/>"打好这些基而",</text:p>
      <text:p text:style-name="P1"><text:soft-page-break/>1458.0: <text:s/>"但比如他已经中级以上",</text:p>
      <text:p text:style-name="P1">1460.0: <text:s/>"他可能更多需要口语方面的",</text:p>
      <text:p text:style-name="P1">1462.0: <text:s/>"大量的老师",</text:p>
      <text:p text:style-name="P1">1463.0: <text:s/>"进行输出",</text:p>
      <text:p text:style-name="P1">1464.0: <text:s/>"输 出 输 入",</text:p>
      <text:p text:style-name="P1">1465.0: <text:s/>"对吧",</text:p>
      <text:p text:style-name="P1">1465.0: <text:s/>"这个时候可能他需要一些高级的东西",</text:p>
      <text:p text:style-name="P1">1469.0: <text:s/>"这个找老师的标准可能和初级又不一样了吧",</text:p>
      <text:p text:style-name="P1">1471.0: <text:s/>"我觉得没错",</text:p>
      <text:p text:style-name="P1">1473.0: <text:s/>"是是是",</text:p>
      <text:p text:style-name="P1">1475.0: <text:s/>"那对于中级高级的学生",</text:p>
      <text:p text:style-name="P1">1477.0: <text:s/>"我就会推荐他们",</text:p>
      <text:p text:style-name="P1">1479.0: <text:s/>"多听不同的老师",</text:p>
      <text:p text:style-name="P1">1481.0: <text:s/>"就是刚刚查叔说的",</text:p>
      <text:p text:style-name="P1">1483.0: <text:s/>"就是你要对不同人的这个表达",</text:p>
      <text:p text:style-name="P1">1487.0: <text:s/>"因为每个人",</text:p>
      <text:p text:style-name="P1">1488.0: <text:s/>"他都有自己习惯的一些用语",</text:p>
      <text:p text:style-name="P1"><text:soft-page-break/>1491.0: <text:s/>"词汇的选择",</text:p>
      <text:p text:style-name="P1">1492.0: <text:s/>"没错还有自己的口音",</text:p>
      <text:p text:style-name="P1">1494.0: <text:s/>"对所以有时候中级高级的学生",</text:p>
      <text:p text:style-name="P1">1498.0: <text:s/>"他每周跟我学",</text:p>
      <text:p text:style-name="P1">1499.0: <text:s/>"我说你要不要也找一下别的老师",</text:p>
      <text:p text:style-name="P1">1503.0: <text:s/>"嗯对",</text:p>
      <text:p text:style-name="P1">1503.0: <text:s/>"你已经你已经习惯了跟我说话",</text:p>
      <text:p text:style-name="P1">1507.0: <text:s/>"那如果你去中国遇到有口音的人",</text:p>
      <text:p text:style-name="P1">1512.0: <text:s/>"你怎么办",</text:p>
      <text:p text:style-name="Standard"><text:span text:style-name="T1">1513.0: <text:s/>"对嗯"</text:span><text:span text:style-name="T4">,</text:span></text:p>
      <text:p text:style-name="P1">1514.0: <text:s/>"所以我会去鼓励他们找一点别的老师",</text:p>
      <text:p text:style-name="P1">1517.0: <text:s/>"然后呢你要多看一些",</text:p>
      <text:p text:style-name="P1">1521.0: <text:s/>"对中级高级的学生",</text:p>
      <text:p text:style-name="P1">1523.0: <text:s/>"可以看一些有方言的一些中国电影",</text:p>
      <text:p text:style-name="P1">1528.0: <text:s/>"或者中国电视剧",</text:p>
      <text:p text:style-name="P1">1531.0: <text:s/>"但是这个不推荐初级的学生",</text:p>
      <text:p text:style-name="P1">1534.0: <text:s/>"因为他们刚开始学",</text:p>
      <text:p text:style-name="P1">1536.0: <text:s/>"然后你给他看一个繁花和上上海语的",</text:p>
      <text:p text:style-name="P1"><text:soft-page-break/>1540.0: <text:s/>"繁华",</text:p>
      <text:p text:style-name="P1">1541.0: <text:s/>"一个字听不懂",</text:p>
      <text:p text:style-name="P1">1542.0: <text:s/>"都听不懂不要说",</text:p>
      <text:p text:style-name="P1">1543.0: <text:s/>"对对对",</text:p>
      <text:p text:style-name="P1">1544.0: <text:s/>"上海话谁听懂对",</text:p>
      <text:p text:style-name="P1">1546.0: <text:s/>"对啊我们都听不懂",</text:p>
      <text:p text:style-name="P1">1548.0: <text:s/>"对 所以初级学生看电视剧和电影",</text:p>
      <text:p text:style-name="P1">1552.0: <text:s/>"一定要找",</text:p>
      <text:p text:style-name="P1">1554.0: <text:s/>"就是尽量找是标准普通话的",</text:p>
      <text:p text:style-name="P1">1557.0: <text:s/>"对",</text:p>
      <text:p text:style-name="P1">1558.0: <text:s/>"这样他们哪怕能听懂一个词两个词",</text:p>
      <text:p text:style-name="P1">1561.0: <text:s/>"他会觉得很开心",</text:p>
      <text:p text:style-name="P1">1563.0: <text:s/>"对有成就感",</text:p>
      <text:p text:style-name="P1">1564.0: <text:s/>"有成丈感",</text:p>
      <text:p text:style-name="P1">1566.0: <text:s/>"对了解",</text:p>
      <text:p text:style-name="P1">1566.0: <text:s/>"因为这个",</text:p>
      <text:p text:style-name="P1">1567.0: <text:s/>"我觉得中高级的学习者",</text:p>
      <text:p text:style-name="P1">1569.0: <text:s/>"真的要改变一下",</text:p>
      <text:p text:style-name="P1"><text:soft-page-break/>1571.0: <text:s/>"学习汉语的思考路线啊",</text:p>
      <text:p text:style-name="P1">1573.0: <text:s/>"我真的也蛮建议",</text:p>
      <text:p text:style-name="P1">1575.0: <text:s/>"第一个多接触各种不同的汉语老师",</text:p>
      <text:p text:style-name="P5">1579.0: <text:s/>"每个汉语老师都有自己的口音",</text:p>
      <text:p text:style-name="P1">1581.0: <text:s/>"跟他的说话方式",</text:p>
      <text:p text:style-name="P1">1582.0: <text:s/>"其实口音是一回事",</text:p>
      <text:p text:style-name="P1">1584.0: <text:s/>"常用的表达法又是另外一回事",</text:p>
      <text:p text:style-name="P1">1586.0: <text:s/>"每个老师因为都在不同的地方成长",</text:p>
      <text:p text:style-name="P1">1589.0: <text:s/>"他用的措辞也都不一样",</text:p>
      <text:p text:style-name="P1">1591.0: <text:s/>"所以我觉得我也杰建议",</text:p>
      <text:p text:style-name="P1">1593.0: <text:s/>"中高级的学生一定要多去多方接舱",</text:p>
      <text:p text:style-name="P1">1597.0: <text:s/>"不管是电视剧电影歌曲",</text:p>
      <text:p text:style-name="P1">1600.0: <text:s/>"各种汉语老师都要多去接触",</text:p>
      <text:p text:style-name="P1">1601.0: <text:s/>"不要只专注在一个老师身上",</text:p>
      <text:p text:style-name="P1">1602.0: <text:s/>"不要只专注在一个老师身上",</text:p>
      <text:p text:style-name="P1">1604.0: <text:s/>"因为那会让你的听力",</text:p>
      <text:p text:style-name="P1">1606.0: <text:s/>"可能会局限在某一种口音当中",</text:p>
      <text:p text:style-name="P1">1609.0: <text:s/>"是的是的",</text:p>
      <text:p text:style-name="P1"><text:soft-page-break/>1610.0: <text:s/>"所以这也是一个汉语老师",</text:p>
      <text:p text:style-name="P5">1613.0: <text:s/>"他应该有的一个意识",</text:p>
      <text:p text:style-name="P1">1615.0: <text:s/>"就是要让你的学生 了解到",</text:p>
      <text:p text:style-name="P1">1618.0: <text:s/>"学习中文",</text:p>
      <text:p text:style-name="P1">1619.0: <text:s/>"你还要学习中文背后的社会语言",</text:p>
      <text:p text:style-name="P5">1623.0: <text:s/>"有一个社会语言学的意识",</text:p>
      <text:p text:style-name="P1">1626.0: <text:s/>"中文的这个怎么说",</text:p>
      <text:p text:style-name="P1">1629.0: <text:s/>"中文的变体太多了",</text:p>
      <text:p text:style-name="P1">1631.0: <text:s/>"它的这个Varletles",</text:p>
      <text:p text:style-name="P5">1633.0: <text:s/>"太多了",</text:p>
      <text:p text:style-name="P1">1635.0: <text:s/>"你要给学生打一个预防针",</text:p>
      <text:p text:style-name="P1">1638.0: <text:s/>"让他们知道有不同口音和不同",</text:p>
      <text:p text:style-name="P1">1642.0: <text:s/>"方言的存在",</text:p>
      <text:p text:style-name="P1">1643.0: <text:s/>"对 而不是给他们一种 一种假象",</text:p>
      <text:p text:style-name="Standard"><text:span text:style-name="T1">1646.0: <text:s/>"</text:span><text:span text:style-name="T2">就</text:span><text:span text:style-name="T1">是哦学好Manadarn",</text:span></text:p>
      <text:p text:style-name="P1">1649.0: <text:s/>"去中国没有问题",</text:p>
      <text:p text:style-name="Standard"><text:span text:style-name="T1">1650.0: <text:s/>"</text:span><text:span text:style-name="T2">对</text:span><text:span text:style-name="T1">",</text:span></text:p>
      <text:p text:style-name="P1">1651.0: <text:s/>"不是这人样的",</text:p>
      <text:p text:style-name="Standard"><text:soft-page-break/><text:span text:style-name="T1">1652.0: <text:s/>"没错所以</text:span><text:span text:style-name="T2">就</text:span><text:span text:style-name="T1">",</text:span></text:p>
      <text:p text:style-name="P1">1653.0: <text:s/>"中文其实是一个很多元化的语言",</text:p>
      <text:p text:style-name="P1">1656.0: <text:s/>"所以学生的想法",</text:p>
      <text:p text:style-name="P1">1658.0: <text:s/>"不管你要怎么学习",</text:p>
      <text:p text:style-name="Standard"><text:span text:style-name="T1">1659.0: <text:s/>"</text:span><text:span text:style-name="T2">但是首先</text:span><text:span text:style-name="T1">",</text:span></text:p>
      <text:p text:style-name="P1">1660.0: <text:s/>"你要先接受汉语是个多元化的语言",</text:p>
      <text:p text:style-name="Standard"><text:span text:style-name="T1">1662.0: <text:s/>"</text:span><text:span text:style-name="T2">这个概念</text:span><text:span text:style-name="T1">",</text:span></text:p>
      <text:p text:style-name="P1">1664.0: <text:s/>"你才不会有太多的挫折感",</text:p>
      <text:p text:style-name="P1">1666.0: <text:s/>"对对对然后包括这个",</text:p>
      <text:p text:style-name="Standard"><text:span text:style-name="T1">1669.0: <text:s/>"</text:span><text:span text:style-name="T2">不仅是语言</text:span><text:span text:style-name="T1">",</text:span></text:p>
      <text:p text:style-name="P1">1670.0: <text:s/>"你去到中国",</text:p>
      <text:p text:style-name="P1">1671.0: <text:s/>"不同省不同地方的人",</text:p>
      <text:p text:style-name="P1">1675.0: <text:s/>"他们的性格也不太一样",</text:p>
      <text:p text:style-name="P1">1677.0: <text:s/>"对啊对啊",</text:p>
      <text:p text:style-name="Standard"><text:span text:style-name="T1">1679.0: <text:s/>"这些我觉得很有</text:span><text:span text:style-name="T2">意思</text:span><text:span text:style-name="T1">",</text:span></text:p>
      <text:p text:style-name="Standard"><text:span text:style-name="T1">1680.0: <text:s/>"</text:span><text:span text:style-name="T2">你需要</text:span><text:span text:style-name="T1">",</text:span></text:p>
      <text:p text:style-name="P1">1682.0: <text:s/>"去跟你的这个学生交流一下",</text:p>
      <text:p text:style-name="P1">1686.0: <text:s/>"比如说我来到英国之前",</text:p>
      <text:p text:style-name="Standard"><text:soft-page-break/><text:span text:style-name="T1">1689.0: <text:s/>"</text:span><text:span text:style-name="T2">我不知道</text:span><text:span text:style-name="T1">",</text:span></text:p>
      <text:p text:style-name="P1">1690.0: <text:s/>"原来大家对于苏格兰人的印象",</text:p>
      <text:p text:style-name="P1">1692.0: <text:s/>"和对于爱尔兰人的印象是不一样的",</text:p>
      <text:p text:style-name="P1">1695.0: <text:s/>"还有对英国人英格兰人的印象",</text:p>
      <text:p text:style-name="Standard"><text:span text:style-name="T1">1699.0: <text:s/>"那这些都是很有</text:span><text:span text:style-name="T2">意思</text:span><text:span text:style-name="T1">的",</text:span></text:p>
      <text:p text:style-name="Standard"><text:span text:style-name="T1">1701.0: <text:s/>"</text:span><text:span text:style-name="T2">一些</text:span><text:span text:style-name="T1">",</text:span></text:p>
      <text:p text:style-name="Standard"><text:span text:style-name="T1">1702.0: <text:s/>"</text:span><text:span text:style-name="T2">你的去交</text:span><text:span text:style-name="T1">",</text:span></text:p>
      <text:p text:style-name="P1">1703.0: <text:s/>"你得去分享",</text:p>
      <text:p text:style-name="P1">1704.0: <text:s/>"不然学生不会知道的",</text:p>
      <text:p text:style-name="P1">1706.0: <text:s/>"一些有意思的文化现象",</text:p>
      <text:p text:style-name="Standard"><text:span text:style-name="T1">1709.0: <text:s/>"</text:span><text:span text:style-name="T2">比</text:span><text:span text:style-name="T1">如你可以告诉他们",</text:span></text:p>
      <text:p text:style-name="P1">1710.0: <text:s/>"这个东北人",</text:p>
      <text:p text:style-name="P1">1712.0: <text:s/>"在中国大概是一个什么样的印象",</text:p>
      <text:p text:style-name="Standard"><text:span text:style-name="T1">1715.0: <text:s/>"</text:span><text:span text:style-name="T2">对啊对</text:span><text:span text:style-name="T1">",</text:span></text:p>
      <text:p text:style-name="P1">1717.0: <text:s/>"因为学语言最终的目的",</text:p>
      <text:p text:style-name="P1">1718.0: <text:s/>"你是要去了解目的国的人文",</text:p>
      <text:p text:style-name="P1">1721.0: <text:s/>"和它的文化嘛",</text:p>
      <text:p text:style-name="P1">1723.0: <text:s/>"对非常有意思",</text:p>
      <text:p text:style-name="P1"><text:soft-page-break/>1725.0: <text:s/>"那这个琳老师",</text:p>
      <text:p text:style-name="P1">1726.0: <text:s/>"我想问你",</text:p>
      <text:p text:style-name="P1">1727.0: <text:s/>"现在中文真的是越来越多人学习了",</text:p>
      <text:p text:style-name="P1">1731.0: <text:s/>"那你有没有因为你教了这人么多年",</text:p>
      <text:p text:style-name="P1">1734.0: <text:s/>"然后你教了这么多学生",</text:p>
      <text:p text:style-name="P1">1736.0: <text:s/>"你觉得这个外国学生在学中文的时候",</text:p>
      <text:p text:style-name="P1">1738.0: <text:s/>"有没有一些常见的一些心态",</text:p>
      <text:p text:style-name="P1">1741.0: <text:s/>"错误的心态",</text:p>
      <text:p text:style-name="Standard"><text:span text:style-name="T1">1742.0: <text:s/>"</text:span><text:span text:style-name="T2">或一些偏见</text:span><text:span text:style-name="T1">",</text:span></text:p>
      <text:p text:style-name="P1">1743.0: <text:s/>"或者是一些你觉得应该要把它提出来",</text:p>
      <text:p text:style-name="P1">1746.0: <text:s/>"我们分享一下的一些态度之类的",</text:p>
      <text:p text:style-name="Standard"><text:span text:style-name="T1">1750.0: <text:s/>"</text:span><text:span text:style-name="T2">就</text:span><text:span text:style-name="T1">是他们学中文的时候的一些偏见",</text:span></text:p>
      <text:p text:style-name="Standard"><text:span text:style-name="T1">1754.0: <text:s/>"</text:span><text:span text:style-name="T2">和心态</text:span><text:span text:style-name="T1">",</text:span></text:p>
      <text:p text:style-name="Standard"><text:span text:style-name="T1">1755.0: <text:s/>"</text:span><text:span text:style-name="T2">对</text:span><text:span text:style-name="T1">",</text:span></text:p>
      <text:p text:style-name="P1">1756.0: <text:s/>"或错误的方法吧",</text:p>
      <text:p text:style-name="P1">1758.0: <text:s/>"我觉得刚刚查叔说到的那个",</text:p>
      <text:p text:style-name="P1">1761.0: <text:s/>"通过一些小视频啊",</text:p>
      <text:p text:style-name="Standard"><text:span text:style-name="T1">1763.0: <text:s/>"</text:span><text:span text:style-name="T2">tiktok 那个</text:span><text:span text:style-name="T1">",</text:span></text:p>
      <text:p text:style-name="P1"><text:soft-page-break/>1764.0: <text:s/>"通过那个就可以学会一个语言",</text:p>
      <text:p text:style-name="P1">1766.0: <text:s/>"这个我不是很同意",</text:p>
      <text:p text:style-name="P1">1770.0: <text:s/>"因为真的太碎片化了",</text:p>
      <text:p text:style-name="Standard"><text:span text:style-name="T1">1772.0: <text:s/>"</text:span><text:span text:style-name="T2">嗯对</text:span><text:span text:style-name="T1">",</text:span></text:p>
      <text:p text:style-name="P1">1772.0: <text:s/>"你的语法的结构成长",</text:p>
      <text:p text:style-name="Standard"><text:span text:style-name="T1">1776.0: <text:s/>"</text:span><text:span text:style-name="T2">他是</text:span><text:span text:style-name="T1">",</text:span></text:p>
      <text:p text:style-name="P1">1777.0: <text:s/>"怎么说你会有很多的gaps",</text:p>
      <text:p text:style-name="P1">1780.0: <text:s/>"不是系统性的东西",</text:p>
      <text:p text:style-name="P1">1782.0: <text:s/>"不是系统性的",</text:p>
      <text:p text:style-name="P1">1784.0: <text:s/>"因为我知道现在很多成人学习者",</text:p>
      <text:p text:style-name="P1">1787.0: <text:s/>"他本来时间很忙",</text:p>
      <text:p text:style-name="Standard"><text:span text:style-name="T1">1790.0: <text:s/>"</text:span><text:span text:style-name="T2">恩对啊</text:span><text:span text:style-name="T1">",</text:span></text:p>
      <text:p text:style-name="P1">1790.0: <text:s/>"然后他每周可能定一次课",</text:p>
      <text:p text:style-name="P1">1794.0: <text:s/>"两次课他惑希望通过一个小时",</text:p>
      <text:p text:style-name="P1">1798.0: <text:s/>"两个时 两个小时他残能学会",</text:p>
      <text:p text:style-name="Standard"><text:span text:style-name="T1">1802.0: <text:s/>"</text:span><text:span text:style-name="T2">但是</text:span><text:span text:style-name="T1">",</text:span></text:p>
      <text:p text:style-name="P1">1802.0: <text:s/>"其实学语言最重要的时间是between classes",</text:p>
      <text:p text:style-name="P1"/>
      <text:p text:style-name="Standard"><text:soft-page-break/><text:span text:style-name="T1">1807.0: <text:s/>"</text:span><text:span text:style-name="T2">嗯对课后</text:span><text:span text:style-name="T1">",</text:span></text:p>
      <text:p text:style-name="P1">1808.0: <text:s/>"你需要去digest",</text:p>
      <text:p text:style-name="Standard"><text:span text:style-name="T1">1810.0: <text:s/>"</text:span><text:span text:style-name="T2">嗯对</text:span><text:span text:style-name="T1">",</text:span></text:p>
      <text:p text:style-name="P1">1811.0: <text:s/>"课后对对",</text:p>
      <text:p text:style-name="P1">1813.0: <text:s/>"所以有的学生",</text:p>
      <text:p text:style-name="P1">1815.0: <text:s/>"每次来上课",</text:p>
      <text:p text:style-name="P1">1817.0: <text:s/>"他已经不记得上次课教了什么",</text:p>
      <text:p text:style-name="Standard"><text:span text:style-name="T1">1819.0: <text:s/>"他</text:span><text:span text:style-name="T2">就</text:span><text:span text:style-name="T1">没有这个digest的过程",</text:span></text:p>
      <text:p text:style-name="Standard"><text:span text:style-name="T1">1821.0: <text:s/>"</text:span><text:span text:style-name="T2">嗯对</text:span><text:span text:style-name="T1">",</text:span></text:p>
      <text:p text:style-name="P1">1822.0: <text:s/>"那我觉得这个是作为老师",</text:p>
      <text:p text:style-name="P1">1824.0: <text:s/>"你一定要告诉他们建立起一个意识",</text:p>
      <text:p text:style-name="Standard"><text:span text:style-name="T1">1828.0: <text:s/>"</text:span><text:span text:style-name="T2">就是</text:span><text:span text:style-name="T1">",</text:span></text:p>
      <text:p text:style-name="P1">1829.0: <text:s/>"你光靠上课的时间来学习这个中文",</text:p>
      <text:p text:style-name="Standard"><text:span text:style-name="T1">1832.0: <text:s/>"</text:span><text:span text:style-name="T2">是远远不够对</text:span><text:span text:style-name="T1">",</text:span></text:p>
      <text:p text:style-name="P1">1833.0: <text:s/>"是不够的",</text:p>
      <text:p text:style-name="Standard"><text:span text:style-name="T1">1834.0: <text:s/>"</text:span><text:span text:style-name="T2">没错</text:span><text:span text:style-name="T1">",</text:span></text:p>
      <text:p text:style-name="Standard"><text:span text:style-name="T1">1836.0: <text:s/>"他是一个continuous的</text:span><text:span text:style-name="T2">一个过</text:span><text:span text:style-name="T1">程",</text:span></text:p>
      <text:p text:style-name="Standard"><text:span text:style-name="T1">1839.0: <text:s/>"可能你每天</text:span><text:span text:style-name="T2">就</text:span><text:span text:style-name="T1">花10分钟",</text:span></text:p>
      <text:p text:style-name="P1"><text:soft-page-break/>1842.0: <text:s/>"看一下你的flashcards",</text:p>
      <text:p text:style-name="P1">1843.0: <text:s/>"但是只要它是一个连续的",</text:p>
      <text:p text:style-name="Standard"><text:span text:style-name="T1">1846.0: <text:s/>"它</text:span><text:span text:style-name="T2">就</text:span><text:span text:style-name="T1">是一个最好的学习状态",</text:span></text:p>
      <text:p text:style-name="P1">1849.0: <text:s/>"对啊没错",</text:p>
      <text:p text:style-name="P1">1850.0: <text:s/>"这个我很同意",</text:p>
      <text:p text:style-name="Standard"><text:span text:style-name="T1">1852.0: <text:s/>"这个琳老师我</text:span><text:span text:style-name="T2">跟</text:span><text:span text:style-name="T1">你分享",</text:span></text:p>
      <text:p text:style-name="P1">1854.0: <text:s/>"我有很多学生也是这样",</text:p>
      <text:p text:style-name="P1">1855.0: <text:s/>"他每个星期定",</text:p>
      <text:p text:style-name="P1">1857.0: <text:s/>"一开始每个星期定一小时的课学中文",</text:p>
      <text:p text:style-name="Standard"><text:span text:style-name="T1">1860.0: <text:s/>"然后他</text:span><text:span text:style-name="T2">就</text:span><text:span text:style-name="T1">一直上告诉我",</text:span></text:p>
      <text:p text:style-name="P6">1861.0: <text:s/>"为什么我都没有进步",</text:p>
      <text:p text:style-name="P1">1863.0: <text:s/>"为什么我觉得中文还是很难",</text:p>
      <text:p text:style-name="P1">1865.0: <text:s/>"<text:span text:style-name="T6">然后呢</text:span>",</text:p>
      <text:p text:style-name="P1">1865.0: <text:s/>"他开始又每周又开始定两个小时",</text:p>
      <text:p text:style-name="P1">1869.0: <text:s/>"然后后来也发现进步并不大",</text:p>
      <text:p text:style-name="P1">1871.0: <text:s/>"其实我告诉他",</text:p>
      <text:p text:style-name="P1">1871.0: <text:s/>"<text:span text:style-name="T6">其实学中文</text:span>",</text:p>
      <text:p text:style-name="P1">1873.0: <text:s/>"最重要是老师给你一些方法",</text:p>
      <text:p text:style-name="P1"><text:soft-page-break/>1875.0: <text:s/>"给你一些学习的架构之后",</text:p>
      <text:p text:style-name="P1">1877.0: <text:s/>"你自己私底下也是要学习",</text:p>
      <text:p text:style-name="P1">1880.0: <text:s/>"你必须通过各种适合自己的学习法",</text:p>
      <text:p text:style-name="P1">1882.0: <text:s/>"来让自己中文达到每天<text:span text:style-name="T6">接触</text:span>的",</text:p>
      <text:p text:style-name="P1">1884.0: <text:s/>"这样的一个一个方式",</text:p>
      <text:p text:style-name="P1">1886.0: <text:s/>"你不可能每个礼拜花两个小时",</text:p>
      <text:p text:style-name="P1">1889.0: <text:s/>"一个小时<text:span text:style-name="T6">就</text:span>可以把中文学好",</text:p>
      <text:p text:style-name="P1">1891.0: <text:s/>"这个根本是不可能的事情",</text:p>
      <text:p text:style-name="P1">1893.0: <text:s/>"不现实对对不现实",</text:p>
      <text:p text:style-name="P1">1896.0: <text:s/>"但现在很多学生就是有这种想法",</text:p>
      <text:p text:style-name="P1">1900.0: <text:s/>"对 他会说没有时间",</text:p>
      <text:p text:style-name="P1">1902.0: <text:s/>"但是你哪怕每天用5分钟的时间",</text:p>
      <text:p text:style-name="P1">1906.0: <text:s/>"<text:span text:style-name="T6">对</text:span>",</text:p>
      <text:p text:style-name="P1">1906.0: <text:s/>"你上而所的时候",</text:p>
      <text:p text:style-name="P1">1908.0: <text:s/>"你可以看一下你的flashcards",</text:p>
      <text:p text:style-name="P1">1910.0: <text:s/>"对可以 对不对",</text:p>
      <text:p text:style-name="P1">1911.0: <text:s/>"你只要保持你的这个由memory status",</text:p>
      <text:p text:style-name="P1">1915.0: <text:s/>"<text:span text:style-name="T6">他一直在</text:span>",</text:p>
      <text:p text:style-name="P1"><text:soft-page-break/>1918.0: <text:s/>"那其<text:span text:style-name="T6">就</text:span>我觉得是有<text:span text:style-name="T6">帮</text:span>助的",</text:p>
      <text:p text:style-name="P1">1921.0: <text:s/>"因为上课的时候",</text:p>
      <text:p text:style-name="P1">1923.0: <text:s/>"老师的作用是告诉你怎么用",</text:p>
      <text:p text:style-name="P1">1927.0: <text:s/>"<text:span text:style-name="T6">他的意思</text:span>",</text:p>
      <text:p text:style-name="P1">1929.0: <text:s/>"至于这个记忆的这个时间",</text:p>
      <text:p text:style-name="P1">1932.0: <text:s/>"是你自己要去做的",</text:p>
      <text:p text:style-name="P1">1933.0: <text:s/>"不是上课的时间做的",</text:p>
      <text:p text:style-name="P1">1935.0: <text:s/>"记忆的这个部分",</text:p>
      <text:p text:style-name="P1">1938.0: <text:s/>"所以我觉得这个是很多学生需要",</text:p>
      <text:p text:style-name="P1">1941.0: <text:s/>"可能去改变的一个想法",</text:p>
      <text:p text:style-name="P1">1943.0: <text:s/>"对特别特别",</text:p>
      <text:p text:style-name="P1">1944.0: <text:s/>"我们都建议学生",</text:p>
      <text:p text:style-name="P6">1946.0: <text:s/>"今天上完课之后",</text:p>
      <text:p text:style-name="P1">1947.0: <text:s/>"<text:span text:style-name="T6">今天晚上</text:span>",</text:p>
      <text:p text:style-name="P1">1948.0: <text:s/>"你一定要复习一下老师上的什么",</text:p>
      <text:p text:style-name="P1">1950.0: <text:s/>"那你一定可以抓住80 90的记忆力",</text:p>
      <text:p text:style-name="P1">1954.0: <text:s/>"那你如果隔了3天记忆曲线的问题",</text:p>
      <text:p text:style-name="P1">1957.0: <text:s/>"你如果隔了3天再去复习",</text:p>
      <text:p text:style-name="P1"><text:soft-page-break/>1959.0: <text:s/>"对对你<text:span text:style-name="T6">就</text:span>剩50了",</text:p>
      <text:p text:style-name="P1">1961.0: <text:s/>"你如果隔了一个礼拜再去看",</text:p>
      <text:p text:style-name="P1">1963.0: <text:s/>"你已经忘了",</text:p>
      <text:p text:style-name="P1">1964.0: <text:s/>"可能剩亿10<text:span text:style-name="T6">，20</text:span>",</text:p>
      <text:p text:style-name="P1">1965.0: <text:s/>"所以这个大家一定在学习",</text:p>
      <text:p text:style-name="P1">1967.0: <text:s/>"不管任何一门话言或知识",</text:p>
      <text:p text:style-name="P1">1970.0: <text:s/>"这个记忆曲线一定要掌握",</text:p>
      <text:p text:style-name="P1">1971.0: <text:s/>"<text:span text:style-name="T6">如果</text:span>你能够在当天晚上<text:span text:style-name="T6">就</text:span>复习",</text:p>
      <text:p text:style-name="P1">1974.0: <text:s/>"隔了3天再复习一次",</text:p>
      <text:p text:style-name="P1">1976.0: <text:s/>"再隔一个星期复习一次",</text:p>
      <text:p text:style-name="P1">1978.0: <text:s/>"它这些东西很有可能成为你的长期记忆",</text:p>
      <text:p text:style-name="P1">1981.0: <text:s/>"你就不用担心会忘记它",</text:p>
      <text:p text:style-name="P1">1982.0: <text:s/>"所以这个记忆曲线的习惯也是蛮重要的",</text:p>
      <text:p text:style-name="P1">1986.0: <text:s/>"对是的是的",</text:p>
      <text:p text:style-name="P1">1987.0: <text:s/>"所以这个记忆的那记忆这个部分",</text:p>
      <text:p text:style-name="P1">1990.0: <text:s/>"不是老师给你的",</text:p>
      <text:p text:style-name="P1">1991.0: <text:s/>"对 所以这个学生要记",</text:p>
      <text:p text:style-name="P1">1993.0: <text:s/>"记住这个事情",</text:p>
      <text:p text:style-name="P1"><text:soft-page-break/>1995.0: <text:s/>"自己要做功课的",</text:p>
      <text:p text:style-name="P7">1996.0: <text:s/>"对调整心态对",</text:p>
      <text:p text:style-name="P1">1998.0: <text:s/>"琳老师我想问你啊",</text:p>
      <text:p text:style-name="P1">2000.0: <text:s/>"你觉得你是怎么样的一个人",</text:p>
      <text:p text:style-name="P1">2001.0: <text:s/>"因为我现在听你讲话的方式啊",</text:p>
      <text:p text:style-name="P1">2004.0: <text:s/>"其实<text:span text:style-name="T6">就</text:span>是一个",</text:p>
      <text:p text:style-name="P1">2005.0: <text:s/>"<text:span text:style-name="T6">就</text:span>是这个非常有条理",</text:p>
      <text:p text:style-name="P7">2008.0: <text:s/>"然后说话的方式也这个",</text:p>
      <text:p text:style-name="P1">2010.0: <text:s/>"<text:span text:style-name="T6">让</text:span>人觉得很有这个一定的步调",</text:p>
      <text:p text:style-name="P1">2013.0: <text:s/>"非常吸引人",</text:p>
      <text:p text:style-name="P1">2014.0: <text:s/>"你觉得你是个怎么样个性的人",</text:p>
      <text:p text:style-name="P1">2017.0: <text:s/>"这个问题好大",</text:p>
      <text:p text:style-name="P1">2018.0: <text:s/>"什么样个性",</text:p>
      <text:p text:style-name="P1">2020.0: <text:s/>"我觉得我是一个",</text:p>
      <text:p text:style-name="P1">2023.0: <text:s/>"<text:span text:style-name="T6">就</text:span>是我喜欢厚积薄发的一个人",</text:p>
      <text:p text:style-name="P1">2027.0: <text:s/>"这个词很棒",</text:p>
      <text:p text:style-name="P1">2028.0: <text:s/>"<text:span text:style-name="T6">嗯</text:span>对对",</text:p>
      <text:p text:style-name="P1">2031.0: <text:s/>"在做一件事情之前",</text:p>
      <text:p text:style-name="P1"><text:soft-page-break/>2032.0: <text:s/>"我一定会先积累",</text:p>
      <text:p text:style-name="P1">2034.0: <text:s/>"积累对这件事情的了解",</text:p>
      <text:p text:style-name="P1">2036.0: <text:s/>"包括教中文",</text:p>
      <text:p text:style-name="P1">2038.0: <text:s/>"我现在才会觉得",</text:p>
      <text:p text:style-name="P1">2040.0: <text:s/>"我是一个很自信的中文老师",</text:p>
      <text:p text:style-name="P1">2042.0: <text:s/>"我已经教中文十多年了",</text:p>
      <text:p text:style-name="P1">2045.0: <text:s/>"那最开始的3-5年",</text:p>
      <text:p text:style-name="P1">2048.0: <text:s/>"我觉得我的",</text:p>
      <text:p text:style-name="P1">2049.0: <text:s/>"心里是一直很志杰的",</text:p>
      <text:p text:style-name="P1">2052.0: <text:s/>"我会总觉得还有什么我们没有学",</text:p>
      <text:p text:style-name="P1">2055.0: <text:s/>"没有学没有学到",</text:p>
      <text:p text:style-name="P1">2056.0: <text:s/>"<text:span text:style-name="T6">对嗯</text:span>",</text:p>
      <text:p text:style-name="P1">2057.0: <text:s/>"我会不停的想要有不同国家的学生",</text:p>
      <text:p text:style-name="P1">2061.0: <text:s/>"这样我可以了解",</text:p>
      <text:p text:style-name="P1">2062.0: <text:s/>"你知道不同的文化",</text:p>
      <text:p text:style-name="P1">2065.0: <text:s/>"不同的别的语言的一些基和础",</text:p>
      <text:p text:style-name="P1">2069.0: <text:s/>"所以我需要知道法国学生",</text:p>
      <text:p text:style-name="P1">2073.0: <text:s/>"他的法语会怎么影响他学中文",</text:p>
      <text:p text:style-name="P1"><text:soft-page-break/>2075.0: <text:s/>"德国学生德语会怎么学",</text:p>
      <text:p text:style-name="P1">2078.0: <text:s/>"会怎么影响他的中文",</text:p>
      <text:p text:style-name="P1">2080.0: <text:s/>"对对对所以我会觉得教中文",</text:p>
      <text:p text:style-name="P1">2083.0: <text:s/>"不仅是教中文这个<text:span text:style-name="T6">语言</text:span>",</text:p>
      <text:p text:style-name="P1">2085.0: <text:s/>"你必须要对其他语言也有 了解",</text:p>
      <text:p text:style-name="P1">2088.0: <text:s/>"对 所以我觉得中文老师其实要做的",</text:p>
      <text:p text:style-name="P1">2092.0: <text:s/>"要学的非常多非常多",</text:p>
      <text:p text:style-name="P1">2094.0: <text:s/>"所以我对于那种",</text:p>
      <text:p text:style-name="P1">2096.0: <text:s/>"现在有很多老师想要找我培训",</text:p>
      <text:p text:style-name="P1">2098.0: <text:s/>"知道我以前培训老师",</text:p>
      <text:p text:style-name="P1">2100.0: <text:s/>"一来就说老师我怎么定价",</text:p>
      <text:p text:style-name="P1">2103.0: <text:s/>"我觉得你学了嘛",</text:p>
      <text:p text:style-name="P1">2104.0: <text:s/>"你<text:span text:style-name="T6">就</text:span>走了",</text:p>
      <text:p text:style-name="P1">2104.0: <text:s/>"定走了<text:span text:style-name="T6">嗯</text:span>",</text:p>
      <text:p text:style-name="P1">2107.0: <text:s/>"对所以我觉得",</text:p>
      <text:p text:style-name="P1">2108.0: <text:s/>"",</text:p>
      <text:p text:style-name="P1">2108.0: <text:s/>"这个职业有时候确实也需要如履薄冰",</text:p>
      <text:p text:style-name="P1">2112.0: <text:s/>"对不对我们不能误人子弟\战战<text:span text:style-name="T6">兢兢</text:span>",</text:p>
      <text:p text:style-name="P1"><text:soft-page-break/>2116.0: <text:s/>"真的要没错没错",</text:p>
      <text:p text:style-name="P1">2118.0: <text:s/>"这个听琳老师这样讲",</text:p>
      <text:p text:style-name="P1">2119.0: <text:s/>"我觉得真的厚积薄发四个字多不容易",</text:p>
      <text:p text:style-name="P1">2123.0: <text:s/>"你要很有耐心",</text:p>
      <text:p text:style-name="P1">2124.0: <text:s/>"如履薄冰",</text:p>
      <text:p text:style-name="P1">2125.0: <text:s/>"教的每一个步骤",</text:p>
      <text:p text:style-name="P1">2127.0: <text:s/>"你都要脑袋要有个一个map",</text:p>
      <text:p text:style-name="P1">2129.0: <text:s/>"要有个计划",</text:p>
      <text:p text:style-name="P1">2130.0: <text:s/>"然后你要知道",</text:p>
      <text:p text:style-name="P1">2132.0: <text:s/>"什么水平的学生",</text:p>
      <text:p text:style-name="P1">2133.0: <text:s/>"要教怎么样的东西",</text:p>
      <text:p text:style-name="P1">2135.0: <text:s/>"这个真的是非常不容易",</text:p>
      <text:p text:style-name="P1">2137.0: <text:s/>"是非常严肃",</text:p>
      <text:p text:style-name="P1">2139.0: <text:s/>"汉语老师是很严肃的一个行业",</text:p>
      <text:p text:style-name="P1">2141.0: <text:s/>"<text:span text:style-name="T6">对呀</text:span>",</text:p>
      <text:p text:style-name="P1">2141.0: <text:s/>"对对不是不是",</text:p>
      <text:p text:style-name="P1">2143.0: <text:s/>"有一句歌词the more you see the less you Know",</text:p>
      <text:p text:style-name="P1">2146.0: <text:s/>"<text:span text:style-name="T6">就</text:span>是你应该是见的越多",</text:p>
      <text:p text:style-name="P1"><text:soft-page-break/>2148.0: <text:s/>"你会发现自己没有的知道的越少",</text:p>
      <text:p text:style-name="P1">2150.0: <text:s/>"缺少的更多",</text:p>
      <text:p text:style-name="P1">2152.0: <text:s/>"你会很<text:span text:style-name="T6">惶恐</text:span>",</text:p>
      <text:p text:style-name="P1">2153.0: <text:s/>"你会想要去补充自己的认知",</text:p>
      <text:p text:style-name="P1">2159.0: <text:s/>"<text:span text:style-name="T6">对没错</text:span>",</text:p>
      <text:p text:style-name="P1">2160.0: <text:s/>"我觉得这个也是",</text:p>
      <text:p text:style-name="P1">2161.0: <text:s/>"当然不只是",</text:p>
      <text:p text:style-name="P1">2162.0: <text:s/>"当汉语老师了啊",</text:p>
      <text:p text:style-name="P1">2163.0: <text:s/>"我们做人处世也是",</text:p>
      <text:p text:style-name="P1">2165.0: <text:s/>"最后的目标也是这样子",</text:p>
      <text:p text:style-name="P1">2167.0: <text:s/>"当你了解越多",</text:p>
      <text:p text:style-name="P1">2168.0: <text:s/>"体验更多人生",</text:p>
      <text:p text:style-name="P1">2169.0: <text:s/>"我觉得最后你会发现",</text:p>
      <text:p text:style-name="P1">2173.0: <text:s/>"你还要学习的可多着呢",</text:p>
      <text:p text:style-name="P1">2175.0: <text:s/>"<text:span text:style-name="T6">人生永远学</text:span>",</text:p>
      <text:p text:style-name="P1">2176.0: <text:s/>"学不完人生这个课题",</text:p>
      <text:p text:style-name="P1">2177.0: <text:s/>"永远一辈子都要学习的时候",</text:p>
      <text:p text:style-name="P1">2179.0: <text:s/>"年轻的时候<text:span text:style-name="T6">就</text:span>很狂<text:span text:style-name="T6">妄</text:span>吗",</text:p>
      <text:p text:style-name="P1"><text:soft-page-break/>2180.0: <text:s/>"觉得自己什么样",</text:p>
      <text:p text:style-name="P1">2181.0: <text:s/>"我可以的",</text:p>
      <text:p text:style-name="P1">2182.0: <text:s/>"我没问题",</text:p>
      <text:p text:style-name="P1">2183.0: <text:s/>"当然这份狂妄或许也是成长的养分了",</text:p>
      <text:p text:style-name="P1">2185.0: <text:s/>"不过我是觉得说",</text:p>
      <text:p text:style-name="P1">2186.0: <text:s/>"<text:span text:style-name="T6">也是的</text:span>",</text:p>
      <text:p text:style-name="P8">2187.0: <text:s/>"到最后你会发现",</text:p>
      <text:p text:style-name="P1">2189.0: <text:s/>"<text:span text:style-name="T6">年纪越长</text:span>",</text:p>
      <text:p text:style-name="P8">2189.0: <text:s/>"<text:span text:style-name="T6">你会发现</text:span>",</text:p>
      <text:p text:style-name="P1">2190.0: <text:s/>"这世界其实还有更多",</text:p>
      <text:p text:style-name="P1">2191.0: <text:s/>"更多值得我们去挖掘的地方",</text:p>
      <text:p text:style-name="P1">2194.0: <text:s/>"嗯所以",</text:p>
      <text:p text:style-name="P1">2195.0: <text:s/>"我也希望现在新手老师也能够有这种",</text:p>
      <text:p text:style-name="P1">2198.0: <text:s/>"<text:span text:style-name="T6">就</text:span>是有一份humble",</text:p>
      <text:p text:style-name="P1">2200.0: <text:s/>"一个谦虚的态度",</text:p>
      <text:p text:style-name="P1">2202.0: <text:s/>"对没错对",</text:p>
      <text:p text:style-name="P1">2203.0: <text:s/>"就是自信是很好的但是对",</text:p>
      <text:p text:style-name="P1">2206.0: <text:s/>"不能自满",</text:p>
      <text:p text:style-name="P1"><text:soft-page-break/>2207.0: <text:s/>"没错没错",</text:p>
      <text:p text:style-name="P1">2208.0: <text:s/>"<text:span text:style-name="T6">这个真的</text:span>",</text:p>
      <text:p text:style-name="P1">2209.0: <text:s/>"汉语老师严格来说是一个",</text:p>
      <text:p text:style-name="P1">2212.0: <text:s/>"门槛好像很低",</text:p>
      <text:p text:style-name="P1">2214.0: <text:s/>"但是你真的要能够做到qualified",</text:p>
      <text:p text:style-name="P1">2216.0: <text:s/>"这是非常严肃的课题",</text:p>
      <text:p text:style-name="P1">2217.0: <text:s/>"也非常不容易",</text:p>
      <text:p text:style-name="P1">2218.0: <text:s/>"需要用一辈子去学习的",</text:p>
      <text:p text:style-name="P1">2222.0: <text:s/>"<text:span text:style-name="T6">一个路程</text:span>",</text:p>
      <text:p text:style-name="P1">2223.0: <text:s/>"蛮重要的",</text:p>
      <text:p text:style-name="P1">2226.0: <text:s/>"所以现在惑是这个行业",</text:p>
      <text:p text:style-name="P1">2227.0: <text:s/>"<text:span text:style-name="T6">就</text:span>会让大家觉得这个门槛很低",</text:p>
      <text:p text:style-name="P1">2231.0: <text:s/>"大家都可以做",</text:p>
      <text:p text:style-name="P1">2233.0: <text:s/>"所以这是我不希望看到的",</text:p>
      <text:p text:style-name="P1">2235.0: <text:s/>"你能做",</text:p>
      <text:p text:style-name="P1">2236.0: <text:s/>"和你能不能做好这个是两个事",</text:p>
      <text:p text:style-name="P1">2239.0: <text:s/>"<text:span text:style-name="T6">是两回事</text:span>",</text:p>
      <text:p text:style-name="P1">2240.0: <text:s/>"对而且我也希望汉语老师之间",</text:p>
      <text:p text:style-name="P1"><text:soft-page-break/>2243.0: <text:s/>"我们也可以互通有无互相切磋",</text:p>
      <text:p text:style-name="P1">2245.0: <text:s/>"然后去了解怎么样的学生",</text:p>
      <text:p text:style-name="P1">2247.0: <text:s/>"应该用什么更适合的方法",</text:p>
      <text:p text:style-name="P1">2249.0: <text:s/>"然后让汉语教学的这个课题",</text:p>
      <text:p text:style-name="P1">2253.0: <text:s/>"能够达到更高的",</text:p>
      <text:p text:style-name="P1">2255.0: <text:s/>"一个学问的感觉",</text:p>
      <text:p text:style-name="P1">2258.0: <text:s/>"<text:span text:style-name="T6">嗯嗯好</text:span>",</text:p>
      <text:p text:style-name="P1">2259.0: <text:s/>"那接着今天很开心请到琳老师",</text:p>
      <text:p text:style-name="P1">2262.0: <text:s/>"<text:span text:style-name="T6">获益良多</text:span>",</text:p>
      <text:p text:style-name="P1">2263.0: <text:s/>"味今天我很难得一整集都这样哇",</text:p>
      <text:p text:style-name="P1">2266.0: <text:s/>"对啊我们俩真的是在听啊",</text:p>
      <text:p text:style-name="P1">2268.0: <text:s/>"干货太多",</text:p>
      <text:p text:style-name="P1">2269.0: <text:s/>"对这干货太多了啊",</text:p>
      <text:p text:style-name="P1">2270.0: <text:s/>"很棒啊这集 是不是说太多了",</text:p>
      <text:p text:style-name="P1">2273.0: <text:s/>"没有没有没有",</text:p>
      <text:p text:style-name="P1">2274.0: <text:s/>"我们<text:span text:style-name="T6">就</text:span>希望你多说对",</text:p>
      <text:p text:style-name="P1">2275.0: <text:s/>"<text:span text:style-name="T6">因为这个</text:span>",</text:p>
      <text:p text:style-name="P1">2276.0: <text:s/>"<text:span text:style-name="T6">我觉得</text:span>",</text:p>
      <text:p text:style-name="P1"><text:soft-page-break/>2277.0: <text:s/>"这一集不只是让学生看",</text:p>
      <text:p text:style-name="P1">2280.0: <text:s/>"我觉得也让汉语老师多学习",</text:p>
      <text:p text:style-name="P1">2282.0: <text:s/>"我们汉语老师的确也必须要互相切磁研厂",</text:p>
      <text:p text:style-name="P1">2285.0: <text:s/>"<text:span text:style-name="T6">然后进步</text:span>",</text:p>
      <text:p text:style-name="P1">2287.0: <text:s/>"这也对学生来讲是一个福音",</text:p>
      <text:p text:style-name="P1">2289.0: <text:s/>"对不对所以我觉得这很重要",</text:p>
      <text:p text:style-name="P1">2291.0: <text:s/>"好那今天真的很开心邀请到这个琳老师",</text:p>
      <text:p text:style-name="P1">2294.0: <text:s/>"下次有机会再邀请你来",</text:p>
      <text:p text:style-name="P1">2296.0: <text:s/>"琳老师你知道吗",</text:p>
      <text:p text:style-name="P1">2297.0: <text:s/>"是很多爱你的学生要我们采访你",</text:p>
      <text:p text:style-name="P1">2299.0: <text:s/>"然后我们真的我们",</text:p>
      <text:p text:style-name="P1">2301.0: <text:s/>"我们<text:span text:style-name="T6">就</text:span>赶快啊",</text:p>
      <text:p text:style-name="P1">2302.0: <text:s/>"一定的要把你给采访来啊",</text:p>
      <text:p text:style-name="P1">2304.0: <text:s/>"对啊所以我的学生路我说了啊",</text:p>
      <text:p text:style-name="P1">2307.0: <text:s/>"对啊我觉得对对",</text:p>
      <text:p text:style-name="P1">2308.0: <text:s/>"感觉很感恩吧",</text:p>
      <text:p text:style-name="P1">2310.0: <text:s/>"<text:span text:style-name="T6">就是</text:span>",</text:p>
      <text:p text:style-name="P1">2311.0: <text:s/>"学生都能够",</text:p>
      <text:p text:style-name="P1"><text:soft-page-break/>2314.0: <text:s/>"希望我来分享一下",</text:p>
      <text:p text:style-name="P1">2316.0: <text:s/>"那说明他们其实是很认同我的",</text:p>
      <text:p text:style-name="P1">2318.0: <text:s/>"这个让我是很开心的",</text:p>
      <text:p text:style-name="P1">2320.0: <text:s/>"<text:span text:style-name="T6">没错</text:span>",</text:p>
      <text:p text:style-name="P1">2320.0: <text:s/>"这个是我们汉语老师最大最大的喜悦",</text:p>
      <text:p text:style-name="P1">2323.0: <text:s/>"<text:span text:style-name="T6">就</text:span>是学生认同",</text:p>
      <text:p text:style-name="P1">2324.0: <text:s/>"<text:span text:style-name="T6">对</text:span>",</text:p>
      <text:p text:style-name="P1">2325.0: <text:s/>"<text:span text:style-name="T6">学生也成长</text:span>",</text:p>
      <text:p text:style-name="P1">2326.0: <text:s/>"这是我们最大的幸福眠喜悦啊",</text:p>
      <text:p text:style-name="P1">2329.0: <text:s/>"<text:span text:style-name="T6">嗯好</text:span>",</text:p>
      <text:p text:style-name="P1">2329.0: <text:s/>"那我们谢谢琳老师",</text:p>
      <text:p text:style-name="P1">2331.0: <text:s/>"下次有机会我们再跟你好好聊一聊",</text:p>
      <text:p text:style-name="P1">2334.0: <text:s/>"那我们<text:span text:style-name="T6">跟</text:span>观众说再见吧",</text:p>
      <text:p text:style-name="P1">2336.0: <text:s/>"<text:span text:style-name="T6">再见楼</text:span>",</text:p>
      <text:p text:style-name="P7">2337.0: <text:s/>"再见再见"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ptos" fo:font-size="12pt" fo:language="pl" fo:country="PL" style:letter-kerning="true" style:font-name-asian="SimSun" style:font-size-asian="12pt" style:language-asian="zh" style:country-asian="CN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0f4761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595959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fo:color="#272727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Ploska</meta:initial-creator>
    <dc:creator>jan Plosa</dc:creator>
    <meta:editing-cycles>16</meta:editing-cycles>
    <meta:creation-date>2024-04-06T21:13:00</meta:creation-date>
    <dc:date>2024-04-16T21:41:06.23</dc:date>
    <meta:editing-duration>PT3H28M49S</meta:editing-duration>
    <meta:generator>OpenOffice/4.1.13$Win32 OpenOffice.org_project/4113m1$Build-9810</meta:generator>
    <meta:document-statistic meta:table-count="0" meta:image-count="0" meta:object-count="0" meta:page-count="61" meta:paragraph-count="1093" meta:word-count="12435" meta:character-count="221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